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4035in" table:align="left"/>
    </style:style>
    <style:style style:name="Table1.A" style:family="table-column">
      <style:table-column-properties style:column-width="1.2694in"/>
    </style:style>
    <style:style style:name="Table1.B" style:family="table-column">
      <style:table-column-properties style:column-width="0.7361in"/>
    </style:style>
    <style:style style:name="Table1.C" style:family="table-column">
      <style:table-column-properties style:column-width="2.397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1701in" table:align="left"/>
    </style:style>
    <style:style style:name="Table2.A" style:family="table-column">
      <style:table-column-properties style:column-width="0.4472in"/>
    </style:style>
    <style:style style:name="Table2.B" style:family="table-column">
      <style:table-column-properties style:column-width="2.722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6354in" table:align="left"/>
    </style:style>
    <style:style style:name="Table3.A" style:family="table-column">
      <style:table-column-properties style:column-width="0.975in"/>
    </style:style>
    <style:style style:name="Table3.B" style:family="table-column">
      <style:table-column-properties style:column-width="0.7174in"/>
    </style:style>
    <style:style style:name="Table3.C" style:family="table-column">
      <style:table-column-properties style:column-width="0.943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 style:list-style-name="L10">
      <style:paragraph-properties fo:margin-top="0in" fo:margin-bottom="0.1965in" loext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1">
      <style:paragraph-properties fo:margin-top="0in" fo:margin-bottom="0in" loext:contextual-spacing="false"/>
    </style:style>
    <style:style style:name="P49" style:family="paragraph" style:parent-style-name="Text_20_body" style:list-style-name="L2">
      <style:paragraph-properties fo:margin-top="0in" fo:margin-bottom="0in" loext:contextual-spacing="false"/>
    </style:style>
    <style:style style:name="P50" style:family="paragraph" style:parent-style-name="Text_20_body" style:list-style-name="L3">
      <style:paragraph-properties fo:margin-top="0in" fo:margin-bottom="0in" loext:contextual-spacing="false"/>
    </style:style>
    <style:style style:name="P51" style:family="paragraph" style:parent-style-name="Text_20_body" style:list-style-name="L4">
      <style:paragraph-properties fo:margin-top="0in" fo:margin-bottom="0in" loext:contextual-spacing="false"/>
    </style:style>
    <style:style style:name="P52" style:family="paragraph" style:parent-style-name="Text_20_body" style:list-style-name="L5">
      <style:paragraph-properties fo:margin-top="0in" fo:margin-bottom="0in" loext:contextual-spacing="false"/>
    </style:style>
    <style:style style:name="P53" style:family="paragraph" style:parent-style-name="Text_20_body" style:list-style-name="L6">
      <style:paragraph-properties fo:margin-top="0in" fo:margin-bottom="0in" loext:contextual-spacing="false"/>
    </style:style>
    <style:style style:name="P54" style:family="paragraph" style:parent-style-name="Text_20_body" style:list-style-name="L7">
      <style:paragraph-properties fo:margin-top="0in" fo:margin-bottom="0in" loext:contextual-spacing="false"/>
    </style:style>
    <style:style style:name="P55" style:family="paragraph" style:parent-style-name="Text_20_body" style:list-style-name="L8">
      <style:paragraph-properties fo:margin-top="0in" fo:margin-bottom="0in" loext:contextual-spacing="false"/>
    </style:style>
    <style:style style:name="P56" style:family="paragraph" style:parent-style-name="Text_20_body" style:list-style-name="L9">
      <style:paragraph-properties fo:margin-top="0in" fo:margin-bottom="0in" loext:contextual-spacing="false"/>
    </style:style>
    <style:style style:name="P57" style:family="paragraph" style:parent-style-name="Text_20_body" style:list-style-name="L10">
      <style:paragraph-properties fo:margin-top="0in" fo:margin-bottom="0in" loext:contextual-spacing="false"/>
    </style:style>
    <style:style style:name="P58" style:family="paragraph" style:parent-style-name="Text_20_body" style:list-style-name="L11">
      <style:paragraph-properties fo:margin-top="0in" fo:margin-bottom="0in" loext:contextual-spacing="false"/>
    </style:style>
    <style:style style:name="P59" style:family="paragraph" style:parent-style-name="Text_20_body" style:list-style-name="L12">
      <style:paragraph-properties fo:margin-top="0in" fo:margin-bottom="0in" loext:contextual-spacing="false"/>
    </style:style>
    <style:style style:name="P60" style:family="paragraph" style:parent-style-name="Text_20_body" style:list-style-name="L13">
      <style:paragraph-properties fo:margin-top="0in" fo:margin-bottom="0in" loext:contextual-spacing="false"/>
    </style:style>
    <style:style style:name="P61" style:family="paragraph" style:parent-style-name="Text_20_body" style:list-style-name="L14">
      <style:paragraph-properties fo:margin-top="0in" fo:margin-bottom="0in" loext:contextual-spacing="false"/>
    </style:style>
    <style:style style:name="P62" style:family="paragraph" style:parent-style-name="Text_20_body" style:list-style-name="L15">
      <style:paragraph-properties fo:margin-top="0in" fo:margin-bottom="0in" loext:contextual-spacing="false"/>
    </style:style>
    <style:style style:name="P63" style:family="paragraph" style:parent-style-name="Text_20_body" style:list-style-name="L16">
      <style:paragraph-properties fo:margin-top="0in" fo:margin-bottom="0in" loext:contextual-spacing="false"/>
    </style:style>
    <style:style style:name="P64" style:family="paragraph" style:parent-style-name="Text_20_body" style:list-style-name="L17">
      <style:paragraph-properties fo:margin-top="0in" fo:margin-bottom="0in" loext:contextual-spacing="false"/>
    </style:style>
    <style:style style:name="P65" style:family="paragraph" style:parent-style-name="Text_20_body" style:list-style-name="L18">
      <style:paragraph-properties fo:margin-top="0in" fo:margin-bottom="0in" loext:contextual-spacing="false"/>
    </style:style>
    <style:style style:name="P66" style:family="paragraph" style:parent-style-name="Text_20_body" style:list-style-name="L19">
      <style:paragraph-properties fo:margin-top="0in" fo:margin-bottom="0in" loext:contextual-spacing="false"/>
    </style:style>
    <style:style style:name="P67" style:family="paragraph" style:parent-style-name="Text_20_body" style:list-style-name="L20">
      <style:paragraph-properties fo:margin-top="0in" fo:margin-bottom="0in" loext:contextual-spacing="false"/>
    </style:style>
    <style:style style:name="P68" style:family="paragraph" style:parent-style-name="Text_20_body" style:list-style-name="L21">
      <style:paragraph-properties fo:margin-top="0in" fo:margin-bottom="0in" loext:contextual-spacing="false"/>
    </style:style>
    <style:style style:name="P69" style:family="paragraph" style:parent-style-name="Text_20_body" style:list-style-name="L22">
      <style:paragraph-properties fo:margin-top="0in" fo:margin-bottom="0in" loext:contextual-spacing="false"/>
    </style:style>
    <style:style style:name="P70" style:family="paragraph" style:parent-style-name="Text_20_body" style:list-style-name="L23">
      <style:paragraph-properties fo:margin-top="0in" fo:margin-bottom="0in" loext:contextual-spacing="false"/>
    </style:style>
    <style:style style:name="P71" style:family="paragraph" style:parent-style-name="Text_20_body" style:list-style-name="L25">
      <style:paragraph-properties fo:margin-top="0in" fo:margin-bottom="0in" loext:contextual-spacing="false"/>
    </style:style>
    <style:style style:name="P72" style:family="paragraph" style:parent-style-name="Text_20_body" style:list-style-name="L26">
      <style:paragraph-properties fo:margin-top="0in" fo:margin-bottom="0in" loext:contextual-spacing="false"/>
    </style:style>
    <style:style style:name="P73" style:family="paragraph" style:parent-style-name="Text_20_body" style:list-style-name="L27">
      <style:paragraph-properties fo:margin-top="0in" fo:margin-bottom="0in" loext:contextual-spacing="false"/>
    </style:style>
    <style:style style:name="P74" style:family="paragraph" style:parent-style-name="Text_20_body" style:list-style-name="L30">
      <style:paragraph-properties fo:margin-top="0in" fo:margin-bottom="0in" loext:contextual-spacing="false"/>
    </style:style>
    <style:style style:name="P75" style:family="paragraph" style:parent-style-name="Text_20_body" style:list-style-name="L31">
      <style:paragraph-properties fo:margin-top="0in" fo:margin-bottom="0in" loext:contextual-spacing="false"/>
    </style:style>
    <style:style style:name="P76" style:family="paragraph" style:parent-style-name="Text_20_body" style:list-style-name="L32">
      <style:paragraph-properties fo:margin-top="0in" fo:margin-bottom="0in" loext:contextual-spacing="false"/>
    </style:style>
    <style:style style:name="P77" style:family="paragraph" style:parent-style-name="Text_20_body" style:list-style-name="L33">
      <style:paragraph-properties fo:margin-top="0in" fo:margin-bottom="0in" loext:contextual-spacing="false"/>
    </style:style>
    <style:style style:name="P78" style:family="paragraph" style:parent-style-name="Text_20_body" style:list-style-name="L34">
      <style:paragraph-properties fo:margin-top="0in" fo:margin-bottom="0in" loext:contextual-spacing="false"/>
    </style:style>
    <style:style style:name="P79" style:family="paragraph" style:parent-style-name="Text_20_body" style:list-style-name="L35">
      <style:paragraph-properties fo:margin-top="0in" fo:margin-bottom="0in" loext:contextual-spacing="false"/>
    </style:style>
    <style:style style:name="P80" style:family="paragraph" style:parent-style-name="Text_20_body" style:list-style-name="L36">
      <style:paragraph-properties fo:margin-top="0in" fo:margin-bottom="0in" loext:contextual-spacing="false"/>
    </style:style>
    <style:style style:name="P81" style:family="paragraph" style:parent-style-name="Text_20_body" style:list-style-name="L37">
      <style:paragraph-properties fo:margin-top="0in" fo:margin-bottom="0in" loext:contextual-spacing="false"/>
    </style:style>
    <style:style style:name="P82" style:family="paragraph" style:parent-style-name="Text_20_body" style:list-style-name="L38">
      <style:paragraph-properties fo:margin-top="0in" fo:margin-bottom="0in" loext:contextual-spacing="false"/>
    </style:style>
    <style:style style:name="P83" style:family="paragraph" style:parent-style-name="Text_20_body" style:list-style-name="L39">
      <style:paragraph-properties fo:margin-top="0in" fo:margin-bottom="0in" loext:contextual-spacing="false"/>
    </style:style>
    <style:style style:name="P84" style:family="paragraph" style:parent-style-name="Text_20_body" style:list-style-name="L40">
      <style:paragraph-properties fo:margin-top="0in" fo:margin-bottom="0in" loext:contextual-spacing="false"/>
    </style:style>
    <style:style style:name="P85" style:family="paragraph" style:parent-style-name="Text_20_body" style:list-style-name="L41">
      <style:paragraph-properties fo:margin-top="0in" fo:margin-bottom="0in" loext:contextual-spacing="false"/>
    </style:style>
    <style:style style:name="P86" style:family="paragraph" style:parent-style-name="Text_20_body" style:list-style-name="L42">
      <style:paragraph-properties fo:margin-top="0in" fo:margin-bottom="0in" loext:contextual-spacing="false"/>
    </style:style>
    <style:style style:name="P87" style:family="paragraph" style:parent-style-name="Text_20_body" style:list-style-name="L43">
      <style:paragraph-properties fo:margin-top="0in" fo:margin-bottom="0in" loext:contextual-spacing="false"/>
    </style:style>
    <style:style style:name="P88" style:family="paragraph" style:parent-style-name="Text_20_body" style:list-style-name="L44">
      <style:paragraph-properties fo:margin-top="0in" fo:margin-bottom="0in" loext:contextual-spacing="false"/>
    </style:style>
    <style:style style:name="P89" style:family="paragraph" style:parent-style-name="Text_20_body" style:list-style-name="L45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4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5">
      <text:list-level-style-number text:level="1" text:style-name="Numbering_20_Symbols" style:num-suffix="." style:num-format="1" text:start-value="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7">
      <text:list-level-style-number text:level="1" text:style-name="Numbering_20_Symbols" style:num-suffix="." style:num-format="1" text:start-value="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8">
      <text:list-level-style-number text:level="1" text:style-name="Numbering_20_Symbols" style:num-suffix="." style:num-format="1" text:start-value="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9">
      <text:list-level-style-number text:level="1" text:style-name="Numbering_20_Symbols" style:num-suffix="." style:num-format="1" text:start-value="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CMIS M2M Transformation Project - Comprehensive Documentation</text:h>
      <text:h text:style-name="Heading_20_2" text:outline-level="2">Overview</text:h>
      <text:p text:style-name="Text_20_body"><text:span text:style-name="Strong_20_Emphasis">ucmism2m</text:span> is a professional Eclipse-based Model-to-Model (M2M) transformation system built with QVTo (Query/View/Transformation Operational). It provides a complete framework for transforming UML models with JSON-based configuration, supporting both Eclipse IDE development and headless command-line execution for CI/CD integration.</text:p>
      <text:h text:style-name="Heading_20_3" text:outline-level="3">Technology Stack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4905553389040">
            <table:table-cell table:style-name="Table1.A1" office:value-type="string">
              <text:p text:style-name="Table_20_Heading">Component</text:p>
            </table:table-cell>
            <table:table-cell table:style-name="Table1.A1" office:value-type="string">
              <text:p text:style-name="Table_20_Heading">Version</text:p>
            </table:table-cell>
            <table:table-cell table:style-name="Table1.A1" office:value-type="string">
              <text:p text:style-name="Table_20_Heading">Purpose</text:p>
            </table:table-cell>
          </table:table-row>
        </table:table-header-rows>
        <table:table-row table:style-name="TableLine94905553389040">
          <table:table-cell table:style-name="Table1.A1" office:value-type="string">
            <text:p text:style-name="Table_20_Contents"><text:span text:style-name="Strong_20_Emphasis">Eclipse Platform</text:span></text:p>
          </table:table-cell>
          <table:table-cell table:style-name="Table1.A1" office:value-type="string">
            <text:p text:style-name="Table_20_Contents">2025-12</text:p>
          </table:table-cell>
          <table:table-cell table:style-name="Table1.A1" office:value-type="string">
            <text:p text:style-name="Table_20_Contents">Base runtime environment</text:p>
          </table:table-cell>
        </table:table-row>
        <table:table-row table:style-name="TableLine94905553389040">
          <table:table-cell table:style-name="Table1.A1" office:value-type="string">
            <text:p text:style-name="Table_20_Contents"><text:span text:style-name="Strong_20_Emphasis">QVTo</text:span></text:p>
          </table:table-cell>
          <table:table-cell table:style-name="Table1.A1" office:value-type="string">
            <text:p text:style-name="Table_20_Contents">3.11.1</text:p>
          </table:table-cell>
          <table:table-cell table:style-name="Table1.A1" office:value-type="string">
            <text:p text:style-name="Table_20_Contents">Transformation engine</text:p>
          </table:table-cell>
        </table:table-row>
        <table:table-row table:style-name="TableLine94905553389040">
          <table:table-cell table:style-name="Table1.A1" office:value-type="string">
            <text:p text:style-name="Table_20_Contents"><text:span text:style-name="Strong_20_Emphasis">UML2</text:span></text:p>
          </table:table-cell>
          <table:table-cell table:style-name="Table1.A1" office:value-type="string">
            <text:p text:style-name="Table_20_Contents">5.0.0</text:p>
          </table:table-cell>
          <table:table-cell table:style-name="Table1.A1" office:value-type="string">
            <text:p text:style-name="Table_20_Contents">UML metamodel support</text:p>
          </table:table-cell>
        </table:table-row>
        <table:table-row table:style-name="TableLine94905553389040">
          <table:table-cell table:style-name="Table1.A1" office:value-type="string">
            <text:p text:style-name="Table_20_Contents"><text:span text:style-name="Strong_20_Emphasis">Tycho</text:span></text:p>
          </table:table-cell>
          <table:table-cell table:style-name="Table1.A1" office:value-type="string">
            <text:p text:style-name="Table_20_Contents">5.0.0</text:p>
          </table:table-cell>
          <table:table-cell table:style-name="Table1.A1" office:value-type="string">
            <text:p text:style-name="Table_20_Contents">Maven/OSGi build system</text:p>
          </table:table-cell>
        </table:table-row>
        <table:table-row table:style-name="TableLine94905553389040">
          <table:table-cell table:style-name="Table1.A1" office:value-type="string">
            <text:p text:style-name="Table_20_Contents"><text:span text:style-name="Strong_20_Emphasis">Java</text:span></text:p>
          </table:table-cell>
          <table:table-cell table:style-name="Table1.A1" office:value-type="string">
            <text:p text:style-name="Table_20_Contents">21 (LTS)</text:p>
          </table:table-cell>
          <table:table-cell table:style-name="Table1.A1" office:value-type="string">
            <text:p text:style-name="Table_20_Contents">Runtime and black-box operations</text:p>
          </table:table-cell>
        </table:table-row>
        <table:table-row table:style-name="TableLine94905553389040">
          <table:table-cell table:style-name="Table1.A1" office:value-type="string">
            <text:p text:style-name="Table_20_Contents"><text:span text:style-name="Strong_20_Emphasis">org.json</text:span></text:p>
          </table:table-cell>
          <table:table-cell table:style-name="Table1.A1" office:value-type="string">
            <text:p text:style-name="Table_20_Contents">20240303</text:p>
          </table:table-cell>
          <table:table-cell table:style-name="Table1.A1" office:value-type="string">
            <text:p text:style-name="Table_20_Contents">JSON configuration parsing</text:p>
          </table:table-cell>
        </table:table-row>
      </table:table>
      <text:h text:style-name="Heading_20_3" text:outline-level="3">Key Features</text:h>
      <text:list xml:id="list2201225443" text:style-name="L1">
        <text:list-item>
          <text:p text:style-name="P48">✅ <text:span text:style-name="Strong_20_Emphasis">QVTo Transformations</text:span>: Model-to-model UML transformations with full QVTo 3.11.1 support </text:p>
        </text:list-item>
        <text:list-item>
          <text:p text:style-name="P48">✅ <text:span text:style-name="Strong_20_Emphasis">JSON Configuration</text:span>: External configuration files for runtime parameterization </text:p>
        </text:list-item>
        <text:list-item>
          <text:p text:style-name="P48">✅ <text:span text:style-name="Strong_20_Emphasis">Black-box Operations</text:span>: Java bridge for custom operations accessible from QVTo </text:p>
        </text:list-item>
        <text:list-item>
          <text:p text:style-name="P48">✅ <text:span text:style-name="Strong_20_Emphasis">Multi-platform</text:span>: Single build generates executables for Linux, Windows, and macOS </text:p>
        </text:list-item>
        <text:list-item>
          <text:p text:style-name="P48">✅ <text:span text:style-name="Strong_20_Emphasis">Headless Execution</text:span>: Pure command-line operation, no GUI dependencies </text:p>
        </text:list-item>
        <text:list-item>
          <text:p text:style-name="P48">✅ <text:span text:style-name="Strong_20_Emphasis">Eclipse IDE Integration</text:span>: Full development support in Eclipse Modeling Tools </text:p>
        </text:list-item>
        <text:list-item>
          <text:p text:style-name="P48">✅ <text:span text:style-name="Strong_20_Emphasis">CI/CD Ready</text:span>: Maven-based builds suitable for automation </text:p>
        </text:list-item>
        <text:list-item>
          <text:p text:style-name="P3">✅ <text:span text:style-name="Strong_20_Emphasis">Build Profiles</text:span>: Fast development builds (Linux-only) or complete releases (all platforms) </text:p>
        </text:list-item>
      </text:list>
      <text:p text:style-name="Horizontal_20_Line"/>
      <text:h text:style-name="Heading_20_2" text:outline-level="2">Project Structure</text:h>
      <text:p text:style-name="Preformatted_20_Text"><text:span text:style-name="Source_20_Text">ucmism2m/</text:span></text:p>
      <text:p text:style-name="Preformatted_20_Text"><text:span text:style-name="Source_20_Text">│</text:span></text:p>
      <text:p text:style-name="Preformatted_20_Text"><text:span text:style-name="Source_20_Text">├── pom.xml <text:s text:c="29"/># Parent Maven POM (multi-module coordinator)</text:span></text:p>
      <text:p text:style-name="Preformatted_20_Text"><text:span text:style-name="Source_20_Text">├── README.md <text:s text:c="27"/># Project documentation</text:span></text:p>
      <text:p text:style-name="Preformatted_20_Text"><text:span text:style-name="Source_20_Text">├── .gitignore <text:s text:c="26"/># Git ignore rules</text:span></text:p>
      <text:p text:style-name="Preformatted_20_Text"><text:span text:style-name="Source_20_Text">│</text:span></text:p>
      <text:p text:style-name="Preformatted_20_Text"><text:span text:style-name="Source_20_Text">├── ucmism2m.target/ <text:s text:c="20"/># Eclipse Target Platform Definition</text:span></text:p>
      <text:p text:style-name="Preformatted_20_Text"><text:span text:style-name="Source_20_Text">│ <text:s text:c="2"/>├── pom.xml <text:s text:c="25"/># Maven configuration</text:span></text:p>
      <text:p text:style-name="Preformatted_20_Text"><text:span text:style-name="Source_20_Text">│ <text:s text:c="2"/>├── .project <text:s text:c="24"/># Eclipse project file</text:span></text:p>
      <text:p text:style-name="Preformatted_20_Text"><text:span text:style-name="Source_20_Text">│ <text:s text:c="2"/>└── ucmism2m.target.target <text:s text:c="10"/># Target platform definition (Eclipse 2025-12, QVTo 3.11.1)</text:span></text:p>
      <text:p text:style-name="Preformatted_20_Text"><text:span text:style-name="Source_20_Text">│</text:span></text:p>
      <text:p text:style-name="Preformatted_20_Text"><text:soft-page-break/><text:span text:style-name="Source_20_Text">├── ucmism2m.blackbox/ <text:s text:c="18"/># Black-box Java Operations</text:span></text:p>
      <text:p text:style-name="Preformatted_20_Text"><text:span text:style-name="Source_20_Text">│ <text:s text:c="2"/>├── pom.xml <text:s text:c="25"/># Maven configuration with org.json dependency</text:span></text:p>
      <text:p text:style-name="Preformatted_20_Text"><text:span text:style-name="Source_20_Text">│ <text:s text:c="2"/>├── .project <text:s text:c="24"/># Eclipse project file</text:span></text:p>
      <text:p text:style-name="Preformatted_20_Text"><text:span text:style-name="Source_20_Text">│ <text:s text:c="2"/>├── .classpath <text:s text:c="22"/># Eclipse classpath</text:span></text:p>
      <text:p text:style-name="Preformatted_20_Text"><text:span text:style-name="Source_20_Text">│ <text:s text:c="2"/>├── build.properties <text:s text:c="16"/># Tycho build configuration</text:span></text:p>
      <text:p text:style-name="Preformatted_20_Text"><text:span text:style-name="Source_20_Text">│ <text:s text:c="2"/>├── META-INF/</text:span></text:p>
      <text:p text:style-name="Preformatted_20_Text"><text:span text:style-name="Source_20_Text">│ <text:s text:c="2"/>│ <text:s text:c="2"/>└── MANIFEST.MF <text:s text:c="17"/># OSGi bundle manifest</text:span></text:p>
      <text:p text:style-name="Preformatted_20_Text"><text:span text:style-name="Source_20_Text">│ <text:s text:c="2"/>├── plugin.xml <text:s text:c="22"/># QVTo black-box unit registration (namespace: blackboxlib)</text:span></text:p>
      <text:p text:style-name="Preformatted_20_Text"><text:span text:style-name="Source_20_Text">│ <text:s text:c="2"/>└── src/</text:span></text:p>
      <text:p text:style-name="Preformatted_20_Text"><text:span text:style-name="Source_20_Text">│ <text:s text:c="6"/>└── blackbox/</text:span></text:p>
      <text:p text:style-name="Preformatted_20_Text"><text:span text:style-name="Source_20_Text">│ <text:s text:c="10"/>├── JSONConfigLoader.java <text:s text:c="3"/># Java implementation (org.json-based)</text:span></text:p>
      <text:p text:style-name="Preformatted_20_Text"><text:span text:style-name="Source_20_Text">│ <text:s text:c="10"/>└── JSONConfigLoaderLib.qvto # QVTo library wrapper</text:span></text:p>
      <text:p text:style-name="Preformatted_20_Text"><text:span text:style-name="Source_20_Text">│</text:span></text:p>
      <text:p text:style-name="Preformatted_20_Text"><text:span text:style-name="Source_20_Text">├── ucmism2m.transformation/ <text:s text:c="12"/># QVTo Transformation Scripts</text:span></text:p>
      <text:p text:style-name="Preformatted_20_Text"><text:span text:style-name="Source_20_Text">│ <text:s text:c="2"/>├── pom.xml <text:s text:c="25"/># Maven configuration</text:span></text:p>
      <text:p text:style-name="Preformatted_20_Text"><text:span text:style-name="Source_20_Text">│ <text:s text:c="2"/>├── .project <text:s text:c="24"/># Eclipse project file</text:span></text:p>
      <text:p text:style-name="Preformatted_20_Text"><text:span text:style-name="Source_20_Text">│ <text:s text:c="2"/>├── .classpath <text:s text:c="22"/># Eclipse classpath</text:span></text:p>
      <text:p text:style-name="Preformatted_20_Text"><text:span text:style-name="Source_20_Text">│ <text:s text:c="2"/>├── build.properties <text:s text:c="16"/># Tycho build configuration</text:span></text:p>
      <text:p text:style-name="Preformatted_20_Text"><text:span text:style-name="Source_20_Text">│ <text:s text:c="2"/>├── META-INF/</text:span></text:p>
      <text:p text:style-name="Preformatted_20_Text"><text:span text:style-name="Source_20_Text">│ <text:s text:c="2"/>│ <text:s text:c="2"/>└── MANIFEST.MF <text:s text:c="17"/># OSGi bundle manifest</text:span></text:p>
      <text:p text:style-name="Preformatted_20_Text"><text:span text:style-name="Source_20_Text">│ <text:s text:c="2"/>└── transforms/</text:span></text:p>
      <text:p text:style-name="Preformatted_20_Text"><text:span text:style-name="Source_20_Text">│ <text:s text:c="6"/>└── m2m.qvto <text:s text:c="20"/># Main transformation script (UML → UML)</text:span></text:p>
      <text:p text:style-name="Preformatted_20_Text"><text:span text:style-name="Source_20_Text">│</text:span></text:p>
      <text:p text:style-name="Preformatted_20_Text"><text:span text:style-name="Source_20_Text">├── ucmism2m.feature/ <text:s text:c="19"/># Eclipse Feature (plugin grouping)</text:span></text:p>
      <text:p text:style-name="Preformatted_20_Text"><text:span text:style-name="Source_20_Text">│ <text:s text:c="2"/>├── pom.xml <text:s text:c="25"/># Maven configuration</text:span></text:p>
      <text:p text:style-name="Preformatted_20_Text"><text:span text:style-name="Source_20_Text">│ <text:s text:c="2"/>├── .project <text:s text:c="24"/># Eclipse project file</text:span></text:p>
      <text:p text:style-name="Preformatted_20_Text"><text:span text:style-name="Source_20_Text">│ <text:s text:c="2"/>├── feature.xml <text:s text:c="21"/># Feature definition</text:span></text:p>
      <text:p text:style-name="Preformatted_20_Text"><text:span text:style-name="Source_20_Text">│ <text:s text:c="2"/>└── build.properties <text:s text:c="16"/># Build configuration</text:span></text:p>
      <text:p text:style-name="Preformatted_20_Text"><text:span text:style-name="Source_20_Text">│</text:span></text:p>
      <text:p text:style-name="Preformatted_20_Text"><text:span text:style-name="Source_20_Text">├── ucmism2m.app/ <text:s text:c="23"/># Headless Application Launcher</text:span></text:p>
      <text:p text:style-name="Preformatted_20_Text"><text:span text:style-name="Source_20_Text">│ <text:s text:c="2"/>├── pom.xml <text:s text:c="25"/># Maven configuration</text:span></text:p>
      <text:p text:style-name="Preformatted_20_Text"><text:span text:style-name="Source_20_Text">│ <text:s text:c="2"/>├── .project <text:s text:c="24"/># Eclipse project file</text:span></text:p>
      <text:p text:style-name="Preformatted_20_Text"><text:span text:style-name="Source_20_Text">│ <text:s text:c="2"/>├── .classpath <text:s text:c="22"/># Eclipse classpath</text:span></text:p>
      <text:p text:style-name="Preformatted_20_Text"><text:span text:style-name="Source_20_Text">│ <text:s text:c="2"/>├── build.properties <text:s text:c="16"/># Tycho build configuration</text:span></text:p>
      <text:p text:style-name="Preformatted_20_Text"><text:span text:style-name="Source_20_Text">│ <text:s text:c="2"/>├── META-INF/</text:span></text:p>
      <text:p text:style-name="Preformatted_20_Text"><text:span text:style-name="Source_20_Text">│ <text:s text:c="2"/>│ <text:s text:c="2"/>└── MANIFEST.MF <text:s text:c="17"/># OSGi bundle manifest</text:span></text:p>
      <text:p text:style-name="Preformatted_20_Text"><text:span text:style-name="Source_20_Text">│ <text:s text:c="2"/>├── plugin.xml <text:s text:c="22"/># Application extension point</text:span></text:p>
      <text:p text:style-name="Preformatted_20_Text"><text:span text:style-name="Source_20_Text">│ <text:s text:c="2"/>└── src/</text:span></text:p>
      <text:p text:style-name="Preformatted_20_Text"><text:span text:style-name="Source_20_Text">│ <text:s text:c="6"/>└── ucmism2m/</text:span></text:p>
      <text:p text:style-name="Preformatted_20_Text"><text:span text:style-name="Source_20_Text">│ <text:s text:c="10"/>└── app/</text:span></text:p>
      <text:p text:style-name="Preformatted_20_Text"><text:span text:style-name="Source_20_Text">│ <text:s text:c="14"/>└── UCMISTransformationApp.java <text:s/># Main application class</text:span></text:p>
      <text:p text:style-name="Preformatted_20_Text"><text:span text:style-name="Source_20_Text">│</text:span></text:p>
      <text:p text:style-name="Preformatted_20_Text"><text:span text:style-name="Source_20_Text">├── ucmism2m.product/ <text:s text:c="19"/># Product Configuration (executable export)</text:span></text:p>
      <text:p text:style-name="Preformatted_20_Text"><text:span text:style-name="Source_20_Text">│ <text:s text:c="2"/>├── pom.xml <text:s text:c="25"/># Maven configuration with p2-director plugin</text:span></text:p>
      <text:p text:style-name="Preformatted_20_Text"><text:span text:style-name="Source_20_Text">│ <text:s text:c="2"/>├── .project <text:s text:c="24"/># Eclipse project file</text:span></text:p>
      <text:p text:style-name="Preformatted_20_Text"><text:span text:style-name="Source_20_Text">│ <text:s text:c="2"/>├── ucmism2m.product <text:s text:c="16"/># Product definition (plugins, launchers)</text:span></text:p>
      <text:p text:style-name="Preformatted_20_Text"><text:span text:style-name="Source_20_Text">│ <text:s text:c="2"/>└── build.properties <text:s text:c="16"/># Build configuration</text:span></text:p>
      <text:p text:style-name="Preformatted_20_Text"><text:span text:style-name="Source_20_Text">│</text:span></text:p>
      <text:p text:style-name="Preformatted_20_Text"><text:span text:style-name="Source_20_Text">├── examples/ <text:s text:c="27"/># Example configurations</text:span></text:p>
      <text:p text:style-name="Preformatted_20_Text"><text:span text:style-name="Source_20_Text">│ <text:s text:c="2"/>└── config.json <text:s text:c="21"/># Sample JSON configuration</text:span></text:p>
      <text:p text:style-name="Preformatted_20_Text"><text:span text:style-name="Source_20_Text">│</text:span></text:p>
      <text:p text:style-name="Preformatted_20_Text"><text:span text:style-name="Source_20_Text">├── scripts/ <text:s text:c="28"/># Build automation scripts</text:span></text:p>
      <text:p text:style-name="Preformatted_20_Text"><text:span text:style-name="Source_20_Text">│ <text:s text:c="2"/>├── build.sh <text:s text:c="24"/># Standard build script</text:span></text:p>
      <text:p text:style-name="Preformatted_20_Text"><text:span text:style-name="Source_20_Text">│ <text:s text:c="2"/>├── build-all-platforms.sh <text:s text:c="9"/># Multi-platform build</text:span></text:p>
      <text:p text:style-name="Preformatted_20_Text"><text:span text:style-name="Source_20_Text">│ <text:s text:c="2"/>├── build-linux.sh <text:s text:c="18"/># Linux-only build</text:span></text:p>
      <text:p text:style-name="Preformatted_20_Text"><text:span text:style-name="Source_20_Text">│ <text:s text:c="2"/>├── build-windows.sh <text:s text:c="16"/># Windows-only build</text:span></text:p>
      <text:p text:style-name="Preformatted_20_Text"><text:span text:style-name="Source_20_Text">│ <text:s text:c="2"/>├── build-macos.sh <text:s text:c="18"/># macOS-only build</text:span></text:p>
      <text:p text:style-name="Preformatted_20_Text"><text:span text:style-name="Source_20_Text">│ <text:s text:c="2"/>└── run-transformation.sh <text:s text:c="11"/># Transformation runner</text:span></text:p>
      <text:p text:style-name="Preformatted_20_Text"><text:soft-page-break/><text:span text:style-name="Source_20_Text">│</text:span></text:p>
      <text:p text:style-name="Preformatted_20_Text"><text:span text:style-name="Source_20_Text">└── docs/ <text:s text:c="31"/># Documentation</text:span></text:p>
      <text:p text:style-name="Preformatted_20_Text"><text:span text:style-name="Source_20_Text"><text:s text:c="4"/>├── INSTALLATION.md <text:s text:c="17"/># Installation guide</text:span></text:p>
      <text:p text:style-name="Preformatted_20_Text"><text:span text:style-name="Source_20_Text"><text:s text:c="4"/>├── USAGE.md <text:s text:c="24"/># Usage guide</text:span></text:p>
      <text:p text:style-name="P1"><text:span text:style-name="Source_20_Text"><text:s text:c="4"/>└── DEVELOPMENT.md <text:s text:c="18"/># Development guide</text:span></text:p>
      <text:p text:style-name="Horizontal_20_Line"/>
      <text:h text:style-name="Heading_20_2" text:outline-level="2">Detailed Module Descriptions</text:h>
      <text:h text:style-name="Heading_20_3" text:outline-level="3">1. <text:span text:style-name="Strong_20_Emphasis">ucmism2m.target</text:span> - Target Platform Definition</text:h>
      <text:p text:style-name="Text_20_body"><text:span text:style-name="Strong_20_Emphasis">Purpose</text:span>: Defines the Eclipse platform and all dependencies required for the project.</text:p>
      <text:p text:style-name="Text_20_body"><text:span text:style-name="Strong_20_Emphasis">Key File</text:span>: <text:span text:style-name="Source_20_Text">ucmism2m.target.target</text:span></text:p>
      <text:p text:style-name="Text_20_body"><text:span text:style-name="Strong_20_Emphasis">Contents</text:span>:</text:p>
      <text:list xml:id="list2107277975" text:style-name="L2">
        <text:list-item>
          <text:p text:style-name="P49">Eclipse 2025-12 platform features </text:p>
        </text:list-item>
        <text:list-item>
          <text:p text:style-name="P49">QVTo 3.11.1 SDK and runtime </text:p>
        </text:list-item>
        <text:list-item>
          <text:p text:style-name="P49">org.json library (from Maven Central, wrapped as OSGi bundle) </text:p>
        </text:list-item>
        <text:list-item>
          <text:p text:style-name="P49">UML2 5.0.0 metamodel </text:p>
        </text:list-item>
        <text:list-item>
          <text:p text:style-name="P4">EMF (Eclipse Modeling Framework) core </text:p>
        </text:list-item>
      </text:list>
      <text:p text:style-name="Text_20_body"><text:span text:style-name="Strong_20_Emphasis">Usage</text:span>: This must be set as the active target platform in Eclipse for proper dependency resolution.</text:p>
      <text:p text:style-name="Horizontal_20_Line"/>
      <text:h text:style-name="Heading_20_3" text:outline-level="3">2. <text:span text:style-name="Strong_20_Emphasis">ucmism2m.blackbox</text:span> - Black-box Java Operations</text:h>
      <text:p text:style-name="Text_20_body"><text:span text:style-name="Strong_20_Emphasis">Purpose</text:span>: Provides Java-based operations accessible from QVTo transformations, specifically for JSON configuration loading.</text:p>
      <text:p text:style-name="Text_20_body"><text:span text:style-name="Strong_20_Emphasis">Architecture</text:span>:</text:p>
      <text:p text:style-name="Preformatted_20_Text"><text:span text:style-name="Source_20_Text">Java Layer (JSONConfigLoader.java)</text:span></text:p>
      <text:p text:style-name="Preformatted_20_Text"><text:span text:style-name="Source_20_Text"><text:s text:c="4"/>↓ exports operations</text:span></text:p>
      <text:p text:style-name="Preformatted_20_Text"><text:span text:style-name="Source_20_Text">QVTo Library (JSONConfigLoaderLib.qvto)</text:span></text:p>
      <text:p text:style-name="Preformatted_20_Text"><text:span text:style-name="Source_20_Text"><text:s text:c="4"/>↓ imports via namespace</text:span></text:p>
      <text:p text:style-name="P1"><text:span text:style-name="Source_20_Text">QVTo Transformation (m2m.qvto)</text:span></text:p>
      <text:p text:style-name="Text_20_body"><text:span text:style-name="Strong_20_Emphasis">Key Components</text:span>:</text:p>
      <text:p text:style-name="Text_20_body"><text:span text:style-name="Strong_20_Emphasis"><text:span text:style-name="Source_20_Text">JSONConfigLoader.java</text:span></text:span> - Java implementation with methods:</text:p>
      <text:list xml:id="list2957276020" text:style-name="L3">
        <text:list-item>
          <text:p text:style-name="P50"><text:span text:style-name="Source_20_Text">loadConfig(String jsonPath)</text:span> - Loads complete JSON as Map </text:p>
        </text:list-item>
        <text:list-item>
          <text:p text:style-name="P50"><text:span text:style-name="Source_20_Text">getStringValue(String jsonPath, String key)</text:span> - Retrieves string value </text:p>
        </text:list-item>
        <text:list-item>
          <text:p text:style-name="P50"><text:span text:style-name="Source_20_Text">getStringList(String jsonPath, String key)</text:span> - Retrieves string array </text:p>
        </text:list-item>
        <text:list-item>
          <text:p text:style-name="P50"><text:span text:style-name="Source_20_Text">getBooleanValue(String jsonPath, String key, Boolean defaultValue)</text:span> - Retrieves boolean </text:p>
        </text:list-item>
        <text:list-item>
          <text:p text:style-name="P5"><text:span text:style-name="Source_20_Text">hasKey(String jsonPath, String key)</text:span> - Checks key existence </text:p>
        </text:list-item>
      </text:list>
      <text:p text:style-name="Text_20_body"><text:span text:style-name="Strong_20_Emphasis"><text:span text:style-name="Source_20_Text">JSONConfigLoaderLib.qvto</text:span></text:span> - QVTo library wrapper:</text:p>
      <text:list xml:id="list724399661" text:style-name="L4">
        <text:list-item>
          <text:p text:style-name="P51">Imports Java operations using <text:span text:style-name="Source_20_Text">implements</text:span> keyword </text:p>
        </text:list-item>
        <text:list-item>
          <text:p text:style-name="P51"><text:soft-page-break/>Namespace: <text:span text:style-name="Source_20_Text">blackboxlib</text:span> </text:p>
        </text:list-item>
        <text:list-item>
          <text:p text:style-name="P6">Makes Java methods callable from QVTo </text:p>
        </text:list-item>
      </text:list>
      <text:p text:style-name="Text_20_body"><text:span text:style-name="Strong_20_Emphasis"><text:span text:style-name="Source_20_Text">plugin.xml</text:span></text:span> - Registers the black-box unit with QVTo:</text:p>
      <text:p text:style-name="Preformatted_20_Text"><text:span text:style-name="Source_20_Text">&lt;unit name="JSONConfigLoaderLib" namespace="blackboxlib"&gt;</text:span></text:p>
      <text:p text:style-name="Preformatted_20_Text"><text:span text:style-name="Source_20_Text"><text:s text:c="4"/>&lt;library class="blackbox.JSONConfigLoader" name="JSONConfigLoaderLib"/&gt;</text:span></text:p>
      <text:p text:style-name="P1"><text:span text:style-name="Source_20_Text">&lt;/unit&gt;</text:span></text:p>
      <text:p text:style-name="Text_20_body"><text:span text:style-name="Strong_20_Emphasis">Dependencies</text:span>:</text:p>
      <text:list xml:id="list3152177821" text:style-name="L5">
        <text:list-item>
          <text:p text:style-name="P52"><text:span text:style-name="Source_20_Text">org.json:json:20240303</text:span> (Maven dependency) </text:p>
        </text:list-item>
        <text:list-item>
          <text:p text:style-name="P52"><text:span text:style-name="Source_20_Text">org.eclipse.m2m.qvt.oml</text:span> (QVTo runtime) </text:p>
        </text:list-item>
        <text:list-item>
          <text:p text:style-name="P7"><text:span text:style-name="Source_20_Text">org.eclipse.emf.ecore</text:span> (EMF core) </text:p>
        </text:list-item>
      </text:list>
      <text:p text:style-name="Horizontal_20_Line"/>
      <text:h text:style-name="Heading_20_3" text:outline-level="3">3. <text:span text:style-name="Strong_20_Emphasis">ucmism2m.transformation</text:span> - QVTo Transformations</text:h>
      <text:p text:style-name="Text_20_body"><text:span text:style-name="Strong_20_Emphasis">Purpose</text:span>: Contains the actual model-to-model transformation logic written in QVTo.</text:p>
      <text:p text:style-name="Text_20_body"><text:span text:style-name="Strong_20_Emphasis">Main File</text:span>: <text:span text:style-name="Source_20_Text">transforms/m2m.qvto</text:span></text:p>
      <text:p text:style-name="Text_20_body"><text:span text:style-name="Strong_20_Emphasis">Transformation Structure</text:span>:</text:p>
      <text:p text:style-name="Preformatted_20_Text"><text:span text:style-name="Source_20_Text">import blackbox.JSONConfigLoaderLib;</text:span></text:p>
      <text:p text:style-name="Preformatted_20_Text"/>
      <text:p text:style-name="Preformatted_20_Text"><text:span text:style-name="Source_20_Text">modeltype UML uses 'http://www.eclipse.org/uml2/5.0.0/UML';</text:span></text:p>
      <text:p text:style-name="Preformatted_20_Text"/>
      <text:p text:style-name="Preformatted_20_Text"><text:span text:style-name="Source_20_Text">transformation m2m(in inModel : UML, out outModel : UML) {</text:span></text:p>
      <text:p text:style-name="Preformatted_20_Text"><text:span text:style-name="Source_20_Text"><text:s text:c="4"/>configuration property configPath : String;</text:span></text:p>
      <text:p text:style-name="Preformatted_20_Text"><text:span text:style-name="Source_20_Text"><text:s text:c="4"/></text:span></text:p>
      <text:p text:style-name="Preformatted_20_Text"><text:span text:style-name="Source_20_Text"><text:s text:c="4"/>main() {</text:span></text:p>
      <text:p text:style-name="Preformatted_20_Text"><text:span text:style-name="Source_20_Text"><text:s text:c="8"/>// Load JSON configuration</text:span></text:p>
      <text:p text:style-name="Preformatted_20_Text"><text:span text:style-name="Source_20_Text"><text:s text:c="8"/>var config := JSONConfigLoaderLib::loadConfig(configPath);</text:span></text:p>
      <text:p text:style-name="Preformatted_20_Text"><text:span text:style-name="Source_20_Text"><text:s text:c="8"/></text:span></text:p>
      <text:p text:style-name="Preformatted_20_Text"><text:span text:style-name="Source_20_Text"><text:s text:c="8"/>// Transform model elements</text:span></text:p>
      <text:p text:style-name="Preformatted_20_Text"><text:span text:style-name="Source_20_Text"><text:s text:c="8"/>inModel.rootObjects()[Package]-&gt;map transformPackage(config);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// Mapping operations for UML elements</text:span></text:p>
      <text:p text:style-name="Preformatted_20_Text"><text:span text:style-name="Source_20_Text"><text:s text:c="4"/>mapping Package::transformPackage(config) : Package { ... }</text:span></text:p>
      <text:p text:style-name="Preformatted_20_Text"><text:span text:style-name="Source_20_Text"><text:s text:c="4"/>mapping Class::transformClass(config) : Class { ... }</text:span></text:p>
      <text:p text:style-name="Preformatted_20_Text"><text:span text:style-name="Source_20_Text"><text:s text:c="4"/>mapping Property::transformProperty(config) : Property { ... }</text:span></text:p>
      <text:p text:style-name="Preformatted_20_Text"><text:span text:style-name="Source_20_Text"><text:s text:c="4"/>// ... additional mappings</text:span></text:p>
      <text:p text:style-name="P1"><text:span text:style-name="Source_20_Text">}</text:span></text:p>
      <text:p text:style-name="Text_20_body"><text:span text:style-name="Strong_20_Emphasis">Features</text:span>:</text:p>
      <text:list xml:id="list3033990633" text:style-name="L6">
        <text:list-item>
          <text:p text:style-name="P53">Configuration-driven transformation logic </text:p>
        </text:list-item>
        <text:list-item>
          <text:p text:style-name="P53">Selective element mapping based on JSON criteria </text:p>
        </text:list-item>
        <text:list-item>
          <text:p text:style-name="P53">Preservation of UML semantic relationships </text:p>
        </text:list-item>
        <text:list-item>
          <text:p text:style-name="P53">Support for: </text:p>
          <text:list>
            <text:list-item>
              <text:p text:style-name="P53">Packages </text:p>
            </text:list-item>
            <text:list-item>
              <text:p text:style-name="P53">Classes (with attributes, operations) </text:p>
            </text:list-item>
            <text:list-item>
              <text:p text:style-name="P53">DataTypes </text:p>
            </text:list-item>
            <text:list-item>
              <text:p text:style-name="P53">Associations </text:p>
            </text:list-item>
            <text:list-item>
              <text:p text:style-name="P53"><text:soft-page-break/>Generalizations (inheritance) </text:p>
            </text:list-item>
            <text:list-item>
              <text:p text:style-name="P53">Properties with multiplicities </text:p>
            </text:list-item>
            <text:list-item>
              <text:p text:style-name="P8">Operations with parameters </text:p>
            </text:list-item>
          </text:list>
        </text:list-item>
      </text:list>
      <text:p text:style-name="Text_20_body"><text:span text:style-name="Strong_20_Emphasis">Extensibility</text:span>: Add new mapping operations as helper functions or additional mapping rules.</text:p>
      <text:p text:style-name="Horizontal_20_Line"/>
      <text:h text:style-name="Heading_20_3" text:outline-level="3">4. <text:span text:style-name="Strong_20_Emphasis">ucmism2m.feature</text:span> - Eclipse Feature</text:h>
      <text:p text:style-name="Text_20_body"><text:span text:style-name="Strong_20_Emphasis">Purpose</text:span>: Groups related plugins into a deployable unit for Eclipse.</text:p>
      <text:p text:style-name="Text_20_body"><text:span text:style-name="Strong_20_Emphasis">Key File</text:span>: <text:span text:style-name="Source_20_Text">feature.xml</text:span></text:p>
      <text:p text:style-name="Text_20_body"><text:span text:style-name="Strong_20_Emphasis">Includes</text:span>:</text:p>
      <text:list xml:id="list378161691" text:style-name="L7">
        <text:list-item>
          <text:p text:style-name="P54"><text:span text:style-name="Source_20_Text">ucmism2m.blackbox</text:span> </text:p>
        </text:list-item>
        <text:list-item>
          <text:p text:style-name="P54"><text:span text:style-name="Source_20_Text">ucmism2m.transformation</text:span> </text:p>
        </text:list-item>
        <text:list-item>
          <text:p text:style-name="P9"><text:span text:style-name="Source_20_Text">ucmism2m.app</text:span> </text:p>
        </text:list-item>
      </text:list>
      <text:p text:style-name="Text_20_body"><text:span text:style-name="Strong_20_Emphasis">Note</text:span>: This is primarily for Eclipse-based distribution. The product configuration (ucmism2m.product) uses a plugin-based approach for better control.</text:p>
      <text:p text:style-name="Horizontal_20_Line"/>
      <text:h text:style-name="Heading_20_3" text:outline-level="3">5. <text:span text:style-name="Strong_20_Emphasis">ucmism2m.app</text:span> - Headless Application</text:h>
      <text:p text:style-name="Text_20_body"><text:span text:style-name="Strong_20_Emphasis">Purpose</text:span>: Provides the entry point for command-line execution of transformations outside Eclipse IDE.</text:p>
      <text:p text:style-name="Text_20_body"><text:span text:style-name="Strong_20_Emphasis">Main Class</text:span>: <text:span text:style-name="Source_20_Text">UCMISTransformationApp.java</text:span></text:p>
      <text:p text:style-name="Text_20_body"><text:span text:style-name="Strong_20_Emphasis">Functionality</text:span>:</text:p>
      <text:list xml:id="list1596240474" text:style-name="L8">
        <text:list-item>
          <text:p text:style-name="P10"><text:span text:style-name="Strong_20_Emphasis">Command-line argument parsing</text:span>:</text:p>
          <text:list>
            <text:list-item>
              <text:p text:style-name="P55"><text:span text:style-name="Source_20_Text">-input &lt;path&gt;</text:span> - Input UML model file </text:p>
            </text:list-item>
            <text:list-item>
              <text:p text:style-name="P55"><text:span text:style-name="Source_20_Text">-output &lt;path&gt;</text:span> - Output UML model file </text:p>
            </text:list-item>
            <text:list-item>
              <text:p text:style-name="P55"><text:span text:style-name="Source_20_Text">-config &lt;path&gt;</text:span> - JSON configuration file </text:p>
            </text:list-item>
          </text:list>
        </text:list-item>
        <text:list-item>
          <text:p text:style-name="P10"><text:span text:style-name="Strong_20_Emphasis">Initialization</text:span>:</text:p>
          <text:list>
            <text:list-item>
              <text:p text:style-name="P55">Registers UML2 resource factory </text:p>
            </text:list-item>
            <text:list-item>
              <text:p text:style-name="P55">Sets up EMF resource set </text:p>
            </text:list-item>
            <text:list-item>
              <text:p text:style-name="P55">Loads input model </text:p>
            </text:list-item>
          </text:list>
        </text:list-item>
        <text:list-item>
          <text:p text:style-name="P10"><text:span text:style-name="Strong_20_Emphasis">Transformation execution</text:span>:</text:p>
          <text:list>
            <text:list-item>
              <text:p text:style-name="P55">Loads QVTo transformation from plugin </text:p>
            </text:list-item>
            <text:list-item>
              <text:p text:style-name="P55">Sets configuration property (config file path) </text:p>
            </text:list-item>
            <text:list-item>
              <text:p text:style-name="P55">Executes transformation with QVTo engine </text:p>
            </text:list-item>
            <text:list-item>
              <text:p text:style-name="P55">Handles diagnostics and error reporting </text:p>
            </text:list-item>
          </text:list>
        </text:list-item>
        <text:list-item>
          <text:p text:style-name="P10"><text:span text:style-name="Strong_20_Emphasis">Output generation</text:span>:</text:p>
          <text:list>
            <text:list-item>
              <text:p text:style-name="P55">Saves transformed model </text:p>
            </text:list-item>
            <text:list-item>
              <text:p text:style-name="P55">Resolves proxies </text:p>
            </text:list-item>
            <text:list-item>
              <text:p text:style-name="P10"><text:soft-page-break/>Applies save options </text:p>
            </text:list-item>
          </text:list>
        </text:list-item>
      </text:list>
      <text:p text:style-name="Text_20_body"><text:span text:style-name="Strong_20_Emphasis">Key Features</text:span>:</text:p>
      <text:list xml:id="list2352210334" text:style-name="L9">
        <text:list-item>
          <text:p text:style-name="P56">✅ Completely headless (no GUI) </text:p>
        </text:list-item>
        <text:list-item>
          <text:p text:style-name="P56">✅ Proper error handling and diagnostics </text:p>
        </text:list-item>
        <text:list-item>
          <text:p text:style-name="P56">✅ Platform URI resolution for plugin resources </text:p>
        </text:list-item>
        <text:list-item>
          <text:p text:style-name="P11">✅ EMF/UML2 resource management </text:p>
        </text:list-item>
      </text:list>
      <text:p text:style-name="Text_20_body"><text:span text:style-name="Strong_20_Emphasis">Example Implementation Pattern</text:span>:</text:p>
      <text:p text:style-name="Preformatted_20_Text"><text:span text:style-name="Source_20_Text">// Load transformation</text:span></text:p>
      <text:p text:style-name="Preformatted_20_Text"><text:span text:style-name="Source_20_Text">URI transformationURI = URI.createURI(</text:span></text:p>
      <text:p text:style-name="Preformatted_20_Text"><text:span text:style-name="Source_20_Text"><text:s text:c="4"/>"platform:/plugin/ucmism2m.transformation/transforms/m2m.qvto");</text:span></text:p>
      <text:p text:style-name="Preformatted_20_Text"><text:span text:style-name="Source_20_Text">TransformationExecutor executor = new TransformationExecutor(transformationURI);</text:span></text:p>
      <text:p text:style-name="Preformatted_20_Text"/>
      <text:p text:style-name="Preformatted_20_Text"><text:span text:style-name="Source_20_Text">// Set up context</text:span></text:p>
      <text:p text:style-name="Preformatted_20_Text"><text:span text:style-name="Source_20_Text">ExecutionContextImpl context = new ExecutionContextImpl();</text:span></text:p>
      <text:p text:style-name="Preformatted_20_Text"><text:span text:style-name="Source_20_Text">context.setConfigProperty("configPath", configPath);</text:span></text:p>
      <text:p text:style-name="Preformatted_20_Text"/>
      <text:p text:style-name="Preformatted_20_Text"><text:span text:style-name="Source_20_Text">// Execute</text:span></text:p>
      <text:p text:style-name="P1"><text:span text:style-name="Source_20_Text">ExecutionDiagnostic result = executor.execute(context, inputExtent, outputExtent);</text:span></text:p>
      <text:p text:style-name="Horizontal_20_Line"/>
      <text:h text:style-name="Heading_20_3" text:outline-level="3">6. <text:span text:style-name="Strong_20_Emphasis">ucmism2m.product</text:span> - Product Configuration</text:h>
      <text:p text:style-name="Text_20_body"><text:span text:style-name="Strong_20_Emphasis">Purpose</text:span>: Defines the complete executable product with all required plugins and configurations.</text:p>
      <text:p text:style-name="Text_20_body"><text:span text:style-name="Strong_20_Emphasis">Key File</text:span>: <text:span text:style-name="Source_20_Text">ucmism2m.product</text:span></text:p>
      <text:p text:style-name="Text_20_body"><text:span text:style-name="Strong_20_Emphasis">Configuration</text:span>:</text:p>
      <text:list xml:id="list2013339686" text:style-name="L10">
        <text:list-item>
          <text:p text:style-name="P57"><text:span text:style-name="Strong_20_Emphasis">Application</text:span>: <text:span text:style-name="Source_20_Text">ucmism2m.app.ucmism2m</text:span> </text:p>
        </text:list-item>
        <text:list-item>
          <text:p text:style-name="P57"><text:span text:style-name="Strong_20_Emphasis">Product Name</text:span>: UCMIS M2M Transformation </text:p>
        </text:list-item>
        <text:list-item>
          <text:p text:style-name="P57"><text:span text:style-name="Strong_20_Emphasis">Launcher Name</text:span>: <text:span text:style-name="Source_20_Text">ucmism2m</text:span> </text:p>
        </text:list-item>
        <text:list-item>
          <text:p text:style-name="P12"><text:span text:style-name="Strong_20_Emphasis">VM Arguments</text:span>: </text:p>
          <text:p text:style-name="P2"><text:span text:style-name="Source_20_Text">-Xms256m-Xmx1024m-Dosgi.requiredJavaVersion=21</text:span></text:p>
        </text:list-item>
      </text:list>
      <text:p text:style-name="Text_20_body"><text:span text:style-name="Strong_20_Emphasis">Included Plugins</text:span> (plugin-based approach):</text:p>
      <text:list xml:id="list3842741378" text:style-name="L11">
        <text:list-item>
          <text:p text:style-name="P58">Core application plugins (ucmism2m.*) </text:p>
        </text:list-item>
        <text:list-item>
          <text:p text:style-name="P58">Eclipse runtime (org.eclipse.core.runtime, org.eclipse.equinox.*) </text:p>
        </text:list-item>
        <text:list-item>
          <text:p text:style-name="P58">QVTo runtime (org.eclipse.m2m.qvt.oml.*) </text:p>
        </text:list-item>
        <text:list-item>
          <text:p text:style-name="P58">EMF core (org.eclipse.emf.*) </text:p>
        </text:list-item>
        <text:list-item>
          <text:p text:style-name="P13">UML2 (org.eclipse.uml2.*) </text:p>
        </text:list-item>
      </text:list>
      <text:p text:style-name="Text_20_body"><text:span text:style-name="Strong_20_Emphasis">Build Output</text:span>: Creates platform-specific executables in:</text:p>
      <text:p text:style-name="Preformatted_20_Text"><text:span text:style-name="Source_20_Text">target/products/ucmism2m/</text:span></text:p>
      <text:p text:style-name="Preformatted_20_Text"><text:span text:style-name="Source_20_Text">├── linux/gtk/x86_64/ucmism2m</text:span></text:p>
      <text:p text:style-name="Preformatted_20_Text"><text:span text:style-name="Source_20_Text">├── win32/win32/x86_64/ucmism2m.exe</text:span></text:p>
      <text:p text:style-name="Preformatted_20_Text"><text:span text:style-name="Source_20_Text">├── macosx/cocoa/x86_64/ucmism2m.app</text:span></text:p>
      <text:p text:style-name="P1"><text:span text:style-name="Source_20_Text">└── macosx/cocoa/aarch64/ucmism2m.app</text:span></text:p>
      <text:p text:style-name="Text_20_body"><text:span text:style-name="Strong_20_Emphasis">Distribution Archives</text:span>:</text:p>
      <text:p text:style-name="Preformatted_20_Text"><text:soft-page-break/><text:span text:style-name="Source_20_Text">target/products/</text:span></text:p>
      <text:p text:style-name="Preformatted_20_Text"><text:span text:style-name="Source_20_Text">├── ucmism2m-linux.gtk.x86_64.tar.gz</text:span></text:p>
      <text:p text:style-name="Preformatted_20_Text"><text:span text:style-name="Source_20_Text">├── ucmism2m-win32.win32.x86_64.zip</text:span></text:p>
      <text:p text:style-name="Preformatted_20_Text"><text:span text:style-name="Source_20_Text">├── ucmism2m-macosx.cocoa.x86_64.tar.gz</text:span></text:p>
      <text:p text:style-name="P1"><text:span text:style-name="Source_20_Text">└── ucmism2m-macosx.cocoa.aarch64.tar.gz</text:span></text:p>
      <text:p text:style-name="Horizontal_20_Line"/>
      <text:h text:style-name="Heading_20_2" text:outline-level="2">Configuration Files</text:h>
      <text:h text:style-name="Heading_20_3" text:outline-level="3">JSON Configuration Format</text:h>
      <text:p text:style-name="Text_20_body"><text:span text:style-name="Strong_20_Emphasis">Location</text:span>: External file passed via <text:span text:style-name="Source_20_Text">-config</text:span> argument</text:p>
      <text:p text:style-name="Text_20_body"><text:span text:style-name="Strong_20_Emphasis">Example</text:span> (<text:span text:style-name="Source_20_Text">examples/config.json</text:span>):</text:p>
      <text:p text:style-name="Preformatted_20_Text"><text:span text:style-name="Source_20_Text">{</text:span></text:p>
      <text:p text:style-name="Preformatted_20_Text"><text:span text:style-name="Source_20_Text"><text:s text:c="2"/>"transformationName": "UCMIS M2M Transformation",</text:span></text:p>
      <text:p text:style-name="Preformatted_20_Text"><text:span text:style-name="Source_20_Text"><text:s text:c="2"/>"version": "1.0.0",</text:span></text:p>
      <text:p text:style-name="Preformatted_20_Text"><text:span text:style-name="Source_20_Text"><text:s text:c="2"/>"excludedElements": [</text:span></text:p>
      <text:p text:style-name="Preformatted_20_Text"><text:span text:style-name="Source_20_Text"><text:s text:c="4"/>"TemporaryClass",</text:span></text:p>
      <text:p text:style-name="Preformatted_20_Text"><text:span text:style-name="Source_20_Text"><text:s text:c="4"/>"DebugInfo"</text:span></text:p>
      <text:p text:style-name="Preformatted_20_Text"><text:span text:style-name="Source_20_Text"><text:s text:c="2"/>],</text:span></text:p>
      <text:p text:style-name="Preformatted_20_Text"><text:span text:style-name="Source_20_Text"><text:s text:c="2"/>"mappingRules": {</text:span></text:p>
      <text:p text:style-name="Preformatted_20_Text"><text:span text:style-name="Source_20_Text"><text:s text:c="4"/>"preserveComments": true,</text:span></text:p>
      <text:p text:style-name="Preformatted_20_Text"><text:span text:style-name="Source_20_Text"><text:s text:c="4"/>"flattenInheritance": false,</text:span></text:p>
      <text:p text:style-name="Preformatted_20_Text"><text:span text:style-name="Source_20_Text"><text:s text:c="4"/>"includeAbstractClasses": true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datatypeMapping": {</text:span></text:p>
      <text:p text:style-name="Preformatted_20_Text"><text:span text:style-name="Source_20_Text"><text:s text:c="4"/>"String": "Text",</text:span></text:p>
      <text:p text:style-name="Preformatted_20_Text"><text:span text:style-name="Source_20_Text"><text:s text:c="4"/>"Integer": "Number",</text:span></text:p>
      <text:p text:style-name="Preformatted_20_Text"><text:span text:style-name="Source_20_Text"><text:s text:c="4"/>"Boolean": "Flag"</text:span></text:p>
      <text:p text:style-name="Preformatted_20_Text"><text:span text:style-name="Source_20_Text"><text:s text:c="2"/>},</text:span></text:p>
      <text:p text:style-name="Preformatted_20_Text"><text:span text:style-name="Source_20_Text"><text:s text:c="2"/>"options": {</text:span></text:p>
      <text:p text:style-name="Preformatted_20_Text"><text:span text:style-name="Source_20_Text"><text:s text:c="4"/>"verbose": true,</text:span></text:p>
      <text:p text:style-name="Preformatted_20_Text"><text:span text:style-name="Source_20_Text"><text:s text:c="4"/>"validateOutput": true</text:span></text:p>
      <text:p text:style-name="Preformatted_20_Text"><text:span text:style-name="Source_20_Text"><text:s text:c="2"/>}</text:span></text:p>
      <text:p text:style-name="P1"><text:span text:style-name="Source_20_Text">}</text:span></text:p>
      <text:p text:style-name="Text_20_body"><text:span text:style-name="Strong_20_Emphasis">Access from QVTo</text:span>:</text:p>
      <text:p text:style-name="Preformatted_20_Text"><text:span text:style-name="Source_20_Text">var config := JSONConfigLoaderLib::loadConfig(configPath);</text:span></text:p>
      <text:p text:style-name="Preformatted_20_Text"><text:span text:style-name="Source_20_Text">var excludedList := config-&gt;get('excludedElements');</text:span></text:p>
      <text:p text:style-name="P1"><text:span text:style-name="Source_20_Text">var preserveComments := JSONConfigLoaderLib::getBooleanValue(configPath, 'preserveComments', true);</text:span></text:p>
      <text:p text:style-name="Horizontal_20_Line"/>
      <text:h text:style-name="Heading_20_2" text:outline-level="2">Build System</text:h>
      <text:h text:style-name="Heading_20_3" text:outline-level="3">Maven Profiles</text:h>
      <text:p text:style-name="Text_20_body">The project uses Maven profiles for flexible build configurations:</text:p>
      <text:h text:style-name="Heading_20_4" text:outline-level="4">1. <text:span text:style-name="Strong_20_Emphasis">linux-only</text:span> (Default)</text:h>
      <text:p text:style-name="Preformatted_20_Text"><text:span text:style-name="Source_20_Text">mvn clean verify</text:span></text:p>
      <text:p text:style-name="Preformatted_20_Text"><text:span text:style-name="Source_20_Text"># OR explicitly</text:span></text:p>
      <text:p text:style-name="P1"><text:span text:style-name="Source_20_Text">mvn clean verify -P linux-only</text:span></text:p>
      <text:list xml:id="list1772278861" text:style-name="L12">
        <text:list-item>
          <text:p text:style-name="P59"><text:soft-page-break/><text:span text:style-name="Strong_20_Emphasis">Purpose</text:span>: Fast development builds </text:p>
        </text:list-item>
        <text:list-item>
          <text:p text:style-name="P59"><text:span text:style-name="Strong_20_Emphasis">Output</text:span>: Linux x86_64 executable only </text:p>
        </text:list-item>
        <text:list-item>
          <text:p text:style-name="P59"><text:span text:style-name="Strong_20_Emphasis">Build Time</text:span>: ~2-3 minutes </text:p>
        </text:list-item>
        <text:list-item>
          <text:p text:style-name="P14"><text:span text:style-name="Strong_20_Emphasis">Use Case</text:span>: Development, testing, Linux-only deployments </text:p>
        </text:list-item>
      </text:list>
      <text:h text:style-name="Heading_20_4" text:outline-level="4">2. <text:span text:style-name="Strong_20_Emphasis">all-platforms</text:span></text:h>
      <text:p text:style-name="P1"><text:span text:style-name="Source_20_Text">mvn clean verify -P all-platforms</text:span></text:p>
      <text:list xml:id="list3149573640" text:style-name="L13">
        <text:list-item>
          <text:p text:style-name="P60"><text:span text:style-name="Strong_20_Emphasis">Purpose</text:span>: Complete release builds </text:p>
        </text:list-item>
        <text:list-item>
          <text:p text:style-name="P60"><text:span text:style-name="Strong_20_Emphasis">Output</text:span>: Linux, Windows, macOS (Intel + Apple Silicon) executables </text:p>
        </text:list-item>
        <text:list-item>
          <text:p text:style-name="P60"><text:span text:style-name="Strong_20_Emphasis">Build Time</text:span>: ~5-8 minutes </text:p>
        </text:list-item>
        <text:list-item>
          <text:p text:style-name="P15"><text:span text:style-name="Strong_20_Emphasis">Use Case</text:span>: Releases, multi-platform distribution </text:p>
        </text:list-item>
      </text:list>
      <text:h text:style-name="Heading_20_4" text:outline-level="4">3. <text:span text:style-name="Strong_20_Emphasis">windows-only</text:span></text:h>
      <text:p text:style-name="P1"><text:span text:style-name="Source_20_Text">mvn clean verify -P windows-only</text:span></text:p>
      <text:list xml:id="list2260456256" text:style-name="L14">
        <text:list-item>
          <text:p text:style-name="P61"><text:span text:style-name="Strong_20_Emphasis">Purpose</text:span>: Windows-specific builds </text:p>
        </text:list-item>
        <text:list-item>
          <text:p text:style-name="P16"><text:span text:style-name="Strong_20_Emphasis">Output</text:span>: Windows x86_64 executable only </text:p>
        </text:list-item>
      </text:list>
      <text:h text:style-name="Heading_20_4" text:outline-level="4">4. <text:span text:style-name="Strong_20_Emphasis">macos-only</text:span></text:h>
      <text:p text:style-name="P1"><text:span text:style-name="Source_20_Text">mvn clean verify -P macos-only</text:span></text:p>
      <text:list xml:id="list2414065325" text:style-name="L15">
        <text:list-item>
          <text:p text:style-name="P62"><text:span text:style-name="Strong_20_Emphasis">Purpose</text:span>: macOS-specific builds </text:p>
        </text:list-item>
        <text:list-item>
          <text:p text:style-name="P17"><text:span text:style-name="Strong_20_Emphasis">Output</text:span>: macOS Intel and Apple Silicon executables </text:p>
        </text:list-item>
      </text:list>
      <text:h text:style-name="Heading_20_3" text:outline-level="3">Build Configuration</text:h>
      <text:p text:style-name="Text_20_body"><text:span text:style-name="Strong_20_Emphasis">Parent POM</text:span> (<text:span text:style-name="Source_20_Text">pom.xml</text:span>):</text:p>
      <text:list xml:id="list805474595" text:style-name="L16">
        <text:list-item>
          <text:p text:style-name="P63">Tycho 5.0 configuration </text:p>
        </text:list-item>
        <text:list-item>
          <text:p text:style-name="P63">Java 21 compiler settings </text:p>
        </text:list-item>
        <text:list-item>
          <text:p text:style-name="P63">Target platform reference </text:p>
        </text:list-item>
        <text:list-item>
          <text:p text:style-name="P63">Profile definitions </text:p>
        </text:list-item>
        <text:list-item>
          <text:p text:style-name="P18">m2e lifecycle mapping (Eclipse-only) </text:p>
        </text:list-item>
      </text:list>
      <text:p text:style-name="Text_20_body"><text:span text:style-name="Strong_20_Emphasis">Tycho Plugins</text:span>:</text:p>
      <text:list xml:id="list1589966889" text:style-name="L17">
        <text:list-item>
          <text:p text:style-name="P64"><text:span text:style-name="Source_20_Text">tycho-maven-plugin</text:span> - Core Tycho functionality </text:p>
        </text:list-item>
        <text:list-item>
          <text:p text:style-name="P64"><text:span text:style-name="Source_20_Text">tycho-compiler-plugin</text:span> - Java compilation with OSGi </text:p>
        </text:list-item>
        <text:list-item>
          <text:p text:style-name="P64"><text:span text:style-name="Source_20_Text">target-platform-configuration</text:span> - Platform and environment setup </text:p>
        </text:list-item>
        <text:list-item>
          <text:p text:style-name="P19"><text:span text:style-name="Source_20_Text">tycho-p2-director-plugin</text:span> - Product materialization and archiving </text:p>
        </text:list-item>
      </text:list>
      <text:p text:style-name="Horizontal_20_Line"/>
      <text:h text:style-name="Heading_20_2" text:outline-level="2">Usage</text:h>
      <text:h text:style-name="Heading_20_3" text:outline-level="3">Command-Line Execution</text:h>
      <text:p text:style-name="Text_20_body"><text:span text:style-name="Strong_20_Emphasis">Basic Syntax</text:span>:</text:p>
      <text:p text:style-name="P1"><text:soft-page-break/><text:span text:style-name="Source_20_Text">./ucmism2m -input &lt;input.uml&gt; -output &lt;output.uml&gt; -config &lt;config.json&gt;</text:span></text:p>
      <text:p text:style-name="Text_20_body"><text:span text:style-name="Strong_20_Emphasis">Example</text:span>:</text:p>
      <text:p text:style-name="Preformatted_20_Text"><text:span text:style-name="Source_20_Text">cd ucmism2m.product/target/products/ucmism2m/linux/gtk/x86_64/</text:span></text:p>
      <text:p text:style-name="Preformatted_20_Text"/>
      <text:p text:style-name="Preformatted_20_Text"><text:span text:style-name="Source_20_Text">./ucmism2m \</text:span></text:p>
      <text:p text:style-name="Preformatted_20_Text"><text:span text:style-name="Source_20_Text"><text:s text:c="2"/>-input /home/user/models/source.uml \</text:span></text:p>
      <text:p text:style-name="Preformatted_20_Text"><text:span text:style-name="Source_20_Text"><text:s text:c="2"/>-output /home/user/models/target.uml \</text:span></text:p>
      <text:p text:style-name="P1"><text:span text:style-name="Source_20_Text"><text:s text:c="2"/>-config /home/user/configs/transformation.json</text:span></text:p>
      <text:p text:style-name="Text_20_body"><text:span text:style-name="Strong_20_Emphasis">Output</text:span>:</text:p>
      <text:p text:style-name="Preformatted_20_Text"><text:span text:style-name="Source_20_Text">UCMIS M2M Transformation Application</text:span></text:p>
      <text:p text:style-name="Preformatted_20_Text"><text:span text:style-name="Source_20_Text">Eclipse 2025-12 | QVTo 3.11.1 | Java 21</text:span></text:p>
      <text:p text:style-name="Preformatted_20_Text"><text:span text:style-name="Source_20_Text">=====================================</text:span></text:p>
      <text:p text:style-name="Preformatted_20_Text"><text:span text:style-name="Source_20_Text">Input model: /home/user/models/source.uml</text:span></text:p>
      <text:p text:style-name="Preformatted_20_Text"><text:span text:style-name="Source_20_Text">Output model: /home/user/models/target.uml</text:span></text:p>
      <text:p text:style-name="Preformatted_20_Text"><text:span text:style-name="Source_20_Text">Configuration: /home/user/configs/transformation.json</text:span></text:p>
      <text:p text:style-name="Preformatted_20_Text"/>
      <text:p text:style-name="Preformatted_20_Text"><text:span text:style-name="Source_20_Text">Loading input model...</text:span></text:p>
      <text:p text:style-name="Preformatted_20_Text"><text:span text:style-name="Source_20_Text">Input model loaded: 5 root elements</text:span></text:p>
      <text:p text:style-name="Preformatted_20_Text"><text:span text:style-name="Source_20_Text">Loading transformation...</text:span></text:p>
      <text:p text:style-name="Preformatted_20_Text"><text:span text:style-name="Source_20_Text">Transformation loaded successfully</text:span></text:p>
      <text:p text:style-name="Preformatted_20_Text"/>
      <text:p text:style-name="Preformatted_20_Text"><text:span text:style-name="Source_20_Text">Executing transformation...</text:span></text:p>
      <text:p text:style-name="Preformatted_20_Text"><text:span text:style-name="Source_20_Text">UCMIS M2M Transformation started</text:span></text:p>
      <text:p text:style-name="Preformatted_20_Text"><text:span text:style-name="Source_20_Text">Configuration file: /home/user/configs/transformation.json</text:span></text:p>
      <text:p text:style-name="Preformatted_20_Text"><text:span text:style-name="Source_20_Text">Configuration loaded successfully</text:span></text:p>
      <text:p text:style-name="Preformatted_20_Text"><text:span text:style-name="Source_20_Text">Transforming package: MyModel</text:span></text:p>
      <text:p text:style-name="Preformatted_20_Text"><text:span text:style-name="Source_20_Text">Transforming class: Person</text:span></text:p>
      <text:p text:style-name="Preformatted_20_Text"><text:span text:style-name="Source_20_Text"><text:s text:c="2"/>Transforming property: name</text:span></text:p>
      <text:p text:style-name="Preformatted_20_Text"><text:span text:style-name="Source_20_Text"><text:s text:c="2"/>Transforming property: age</text:span></text:p>
      <text:p text:style-name="Preformatted_20_Text"><text:span text:style-name="Source_20_Text">...</text:span></text:p>
      <text:p text:style-name="Preformatted_20_Text"><text:span text:style-name="Source_20_Text">UCMIS M2M Transformation completed</text:span></text:p>
      <text:p text:style-name="Preformatted_20_Text"><text:span text:style-name="Source_20_Text">Transformation executed successfully</text:span></text:p>
      <text:p text:style-name="Preformatted_20_Text"/>
      <text:p text:style-name="Preformatted_20_Text"><text:span text:style-name="Source_20_Text">Saving output model...</text:span></text:p>
      <text:p text:style-name="Preformatted_20_Text"><text:span text:style-name="Source_20_Text">Output model saved: /home/user/models/target.uml</text:span></text:p>
      <text:p text:style-name="Preformatted_20_Text"/>
      <text:p text:style-name="P1"><text:span text:style-name="Source_20_Text">Transformation completed successfully!</text:span></text:p>
      <text:h text:style-name="Heading_20_3" text:outline-level="3">Exit Codes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94905573560128">
            <table:table-cell table:style-name="Table2.A1" office:value-type="string">
              <text:p text:style-name="Table_20_Heading">Code</text:p>
            </table:table-cell>
            <table:table-cell table:style-name="Table2.A1" office:value-type="string">
              <text:p text:style-name="Table_20_Heading">Meaning</text:p>
            </table:table-cell>
          </table:table-row>
        </table:table-header-rows>
        <table:table-row table:style-name="TableLine94905573560128">
          <table:table-cell table:style-name="Table2.A1" office:value-type="string">
            <text:p text:style-name="Table_20_Contents">0</text:p>
          </table:table-cell>
          <table:table-cell table:style-name="Table2.A1" office:value-type="string">
            <text:p text:style-name="Table_20_Contents">Success</text:p>
          </table:table-cell>
        </table:table-row>
        <table:table-row table:style-name="TableLine94905573560128"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Transformation failed or error occurred</text:p>
          </table:table-cell>
        </table:table-row>
      </table:table>
      <text:p text:style-name="Horizontal_20_Line"/>
      <text:h text:style-name="Heading_20_2" text:outline-level="2">Eclipse IDE Usage</text:h>
      <text:h text:style-name="Heading_20_3" text:outline-level="3">Import Projects</text:h>
      <text:list xml:id="list2596511181" text:style-name="L18">
        <text:list-item>
          <text:p text:style-name="P65"><text:span text:style-name="Strong_20_Emphasis">File → Import → Maven → Existing Maven Projects</text:span> </text:p>
        </text:list-item>
        <text:list-item>
          <text:p text:style-name="P65"><text:span text:style-name="Strong_20_Emphasis">Browse to</text:span>: <text:span text:style-name="Source_20_Text">ucmism2m</text:span> directory </text:p>
        </text:list-item>
        <text:list-item>
          <text:p text:style-name="P65"><text:span text:style-name="Strong_20_Emphasis">Select all 6 projects</text:span>: </text:p>
          <text:list>
            <text:list-item>
              <text:p text:style-name="P65">☑ ucmism2m.target </text:p>
            </text:list-item>
            <text:list-item>
              <text:p text:style-name="P65"><text:soft-page-break/>☑ ucmism2m.blackbox </text:p>
            </text:list-item>
            <text:list-item>
              <text:p text:style-name="P65">☑ ucmism2m.transformation </text:p>
            </text:list-item>
            <text:list-item>
              <text:p text:style-name="P65">☑ ucmism2m.feature </text:p>
            </text:list-item>
            <text:list-item>
              <text:p text:style-name="P65">☑ ucmism2m.app </text:p>
            </text:list-item>
            <text:list-item>
              <text:p text:style-name="P65">☑ ucmism2m.product </text:p>
            </text:list-item>
          </text:list>
        </text:list-item>
        <text:list-item>
          <text:p text:style-name="P20"><text:span text:style-name="Strong_20_Emphasis">Click Finish</text:span> </text:p>
        </text:list-item>
      </text:list>
      <text:h text:style-name="Heading_20_3" text:outline-level="3">Set Target Platform</text:h>
      <text:p text:style-name="Text_20_body"><text:span text:style-name="Strong_20_Emphasis">Critical Step</text:span> - Must be done after import:</text:p>
      <text:list xml:id="list3295252939" text:style-name="L19">
        <text:list-item>
          <text:p text:style-name="P66"><text:span text:style-name="Strong_20_Emphasis">Window → Preferences</text:span> </text:p>
        </text:list-item>
        <text:list-item>
          <text:p text:style-name="P66"><text:span text:style-name="Strong_20_Emphasis">Plug-in Development → Target Platform</text:span> </text:p>
        </text:list-item>
        <text:list-item>
          <text:p text:style-name="P66"><text:span text:style-name="Strong_20_Emphasis">Select</text:span>: <text:span text:style-name="Source_20_Text">ucmism2m.target</text:span> </text:p>
        </text:list-item>
        <text:list-item>
          <text:p text:style-name="P66"><text:span text:style-name="Strong_20_Emphasis">Click</text:span>: "Reload" (if needed) </text:p>
        </text:list-item>
        <text:list-item>
          <text:p text:style-name="P66"><text:span text:style-name="Strong_20_Emphasis">Click</text:span>: "Apply and Close" </text:p>
        </text:list-item>
        <text:list-item>
          <text:p text:style-name="P21"><text:span text:style-name="Strong_20_Emphasis">Wait</text:span> for dependency resolution (2-5 minutes) </text:p>
        </text:list-item>
      </text:list>
      <text:h text:style-name="Heading_20_3" text:outline-level="3">Run QVTo Transformation in Eclipse</text:h>
      <text:list xml:id="list4168849393" text:style-name="L20">
        <text:list-item>
          <text:p text:style-name="P67"><text:span text:style-name="Strong_20_Emphasis">Open</text:span>: <text:span text:style-name="Source_20_Text">ucmism2m.transformation/transforms/m2m.qvto</text:span> </text:p>
        </text:list-item>
        <text:list-item>
          <text:p text:style-name="P67"><text:span text:style-name="Strong_20_Emphasis">Right-click</text:span> → <text:span text:style-name="Strong_20_Emphasis">Run As → QVTo Transformation</text:span> </text:p>
        </text:list-item>
        <text:list-item>
          <text:p text:style-name="P67"><text:span text:style-name="Strong_20_Emphasis">Configure Run Configuration</text:span>: </text:p>
          <text:list>
            <text:list-item>
              <text:p text:style-name="P67"><text:span text:style-name="Strong_20_Emphasis">Transformation</text:span>: Browse to m2m.qvto </text:p>
            </text:list-item>
            <text:list-item>
              <text:p text:style-name="P67"><text:span text:style-name="Strong_20_Emphasis">Input Models</text:span>: Add UML model (ModelType: UML) </text:p>
            </text:list-item>
            <text:list-item>
              <text:p text:style-name="P67"><text:span text:style-name="Strong_20_Emphasis">Output Models</text:span>: Specify output location </text:p>
            </text:list-item>
            <text:list-item>
              <text:p text:style-name="P67"><text:span text:style-name="Strong_20_Emphasis">Configuration Properties</text:span>: Add <text:span text:style-name="Source_20_Text">configPath</text:span> = path to JSON </text:p>
            </text:list-item>
          </text:list>
        </text:list-item>
        <text:list-item>
          <text:p text:style-name="P22"><text:span text:style-name="Strong_20_Emphasis">Click Run</text:span> </text:p>
        </text:list-item>
      </text:list>
      <text:h text:style-name="Heading_20_3" text:outline-level="3">Test Application in Eclipse</text:h>
      <text:list xml:id="list205576161" text:style-name="L21">
        <text:list-item>
          <text:p text:style-name="P68"><text:span text:style-name="Strong_20_Emphasis">Open</text:span>: <text:span text:style-name="Source_20_Text">ucmism2m.product/ucmism2m.product</text:span> </text:p>
        </text:list-item>
        <text:list-item>
          <text:p text:style-name="P68"><text:span text:style-name="Strong_20_Emphasis">Click</text:span>: "Launch an Eclipse application" (or "Debug") </text:p>
        </text:list-item>
        <text:list-item>
          <text:p text:style-name="P68"><text:span text:style-name="Strong_20_Emphasis">OR Create Run Configuration</text:span>: </text:p>
          <text:list>
            <text:list-item>
              <text:p text:style-name="P68"><text:span text:style-name="Strong_20_Emphasis">Run → Run Configurations → Eclipse Application</text:span> </text:p>
            </text:list-item>
            <text:list-item>
              <text:p text:style-name="P23"><text:span text:style-name="Strong_20_Emphasis">Program Arguments</text:span>: <text:span text:style-name="Source_20_Text">-input ... -output ... -config ...</text:span> </text:p>
            </text:list-item>
          </text:list>
        </text:list-item>
      </text:list>
      <text:h text:style-name="Heading_20_3" text:outline-level="3">Maven Build from Eclipse</text:h>
      <text:list xml:id="list3520648549" text:style-name="L22">
        <text:list-item>
          <text:p text:style-name="P69"><text:span text:style-name="Strong_20_Emphasis">Right-click</text:span> parent project (<text:span text:style-name="Source_20_Text">ucmism2m</text:span>) </text:p>
        </text:list-item>
        <text:list-item>
          <text:p text:style-name="P69"><text:span text:style-name="Strong_20_Emphasis">Run As → Maven build...</text:span> </text:p>
        </text:list-item>
        <text:list-item>
          <text:p text:style-name="P69"><text:span text:style-name="Strong_20_Emphasis">Goals</text:span>: <text:span text:style-name="Source_20_Text">clean verify</text:span> </text:p>
        </text:list-item>
        <text:list-item>
          <text:p text:style-name="P69"><text:span text:style-name="Strong_20_Emphasis">Profiles</text:span>: <text:span text:style-name="Source_20_Text">linux-only</text:span> or <text:span text:style-name="Source_20_Text">all-platforms</text:span> </text:p>
        </text:list-item>
        <text:list-item>
          <text:p text:style-name="P24"><text:span text:style-name="Strong_20_Emphasis">Click Run</text:span> </text:p>
        </text:list-item>
      </text:list>
      <text:p text:style-name="Horizontal_20_Line"/>
      <text:h text:style-name="Heading_20_2" text:outline-level="2"><text:soft-page-break/>Development Workflow</text:h>
      <text:h text:style-name="Heading_20_3" text:outline-level="3">Adding a New QVTo Transformation</text:h>
      <text:list xml:id="list1009094210" text:style-name="L23">
        <text:list-item>
          <text:p text:style-name="P70"><text:span text:style-name="Strong_20_Emphasis">Open</text:span>: <text:span text:style-name="Source_20_Text">ucmism2m.transformation/transforms/m2m.qvto</text:span> </text:p>
        </text:list-item>
        <text:list-item>
          <text:p text:style-name="P25"><text:span text:style-name="Strong_20_Emphasis">Add mapping operation</text:span>: </text:p>
        </text:list-item>
      </text:list>
      <text:p text:style-name="Preformatted_20_Text"><text:span text:style-name="Source_20_Text">mapping MyElement::transformMyElement(config : Dict(String, OclAny)) : MyElement {</text:span></text:p>
      <text:p text:style-name="Preformatted_20_Text"><text:span text:style-name="Source_20_Text"><text:s text:c="4"/>name := self.name;</text:span></text:p>
      <text:p text:style-name="Preformatted_20_Text"><text:span text:style-name="Source_20_Text"><text:s text:c="4"/>// transformation logic</text:span></text:p>
      <text:p text:style-name="P1"><text:span text:style-name="Source_20_Text">}</text:span></text:p>
      <text:list xml:id="list4137207142" text:style-name="L24">
        <text:list-item>
          <text:p text:style-name="P26"><text:span text:style-name="Strong_20_Emphasis">Call from main or other mapping</text:span>: </text:p>
        </text:list-item>
      </text:list>
      <text:p text:style-name="P1"><text:span text:style-name="Source_20_Text">self.myElements-&gt;map transformMyElement(config);</text:span></text:p>
      <text:list xml:id="list2318489422" text:style-name="L25">
        <text:list-item>
          <text:p text:style-name="P71"><text:span text:style-name="Strong_20_Emphasis">Test in Eclipse</text:span> (Run As → QVTo Transformation) </text:p>
        </text:list-item>
        <text:list-item>
          <text:p text:style-name="P27"><text:span text:style-name="Strong_20_Emphasis">Build</text:span>: <text:span text:style-name="Source_20_Text">mvn clean verify</text:span> </text:p>
        </text:list-item>
      </text:list>
      <text:h text:style-name="Heading_20_3" text:outline-level="3">Adding a New Black-box Operation</text:h>
      <text:list xml:id="list4037101180" text:style-name="L26">
        <text:list-item>
          <text:p text:style-name="P72"><text:span text:style-name="Strong_20_Emphasis">Edit</text:span>: <text:span text:style-name="Source_20_Text">ucmism2m.blackbox/src/blackbox/JSONConfigLoader.java</text:span> </text:p>
        </text:list-item>
        <text:list-item>
          <text:p text:style-name="P28"><text:span text:style-name="Strong_20_Emphasis">Add Java method</text:span>: </text:p>
        </text:list-item>
      </text:list>
      <text:p text:style-name="Preformatted_20_Text"><text:span text:style-name="Source_20_Text">@Operation(contextual = false)</text:span></text:p>
      <text:p text:style-name="Preformatted_20_Text"><text:span text:style-name="Source_20_Text">public static Integer getIntegerValue(String jsonPath, String key, Integer defaultValue) {</text:span></text:p>
      <text:p text:style-name="Preformatted_20_Text"><text:span text:style-name="Source_20_Text"><text:s text:c="4"/>// implementation</text:span></text:p>
      <text:p text:style-name="P1"><text:span text:style-name="Source_20_Text">}</text:span></text:p>
      <text:list xml:id="list2775128232" text:style-name="L27">
        <text:list-item>
          <text:p text:style-name="P73"><text:span text:style-name="Strong_20_Emphasis">Edit</text:span>: <text:span text:style-name="Source_20_Text">ucmism2m.blackbox/src/blackbox/JSONConfigLoaderLib.qvto</text:span> </text:p>
        </text:list-item>
        <text:list-item>
          <text:p text:style-name="P29"><text:span text:style-name="Strong_20_Emphasis">Add QVTo query</text:span>: </text:p>
        </text:list-item>
      </text:list>
      <text:p text:style-name="Preformatted_20_Text"><text:span text:style-name="Source_20_Text">query getIntegerValue(jsonPath : String, key : String, defaultValue : Integer) : Integer</text:span></text:p>
      <text:p text:style-name="P1"><text:span text:style-name="Source_20_Text"><text:s text:c="4"/>implements blackboxlib::JSONConfigLoaderLib::getIntegerValue;</text:span></text:p>
      <text:list xml:id="list3434798698" text:style-name="L28">
        <text:list-item>
          <text:p text:style-name="P30"><text:span text:style-name="Strong_20_Emphasis">Use in transformation</text:span>: </text:p>
        </text:list-item>
      </text:list>
      <text:p text:style-name="P1"><text:span text:style-name="Source_20_Text">var maxItems := JSONConfigLoaderLib::getIntegerValue(configPath, 'maxItems', 100);</text:span></text:p>
      <text:list xml:id="list493763669" text:style-name="L29">
        <text:list-item>
          <text:p text:style-name="P31"><text:span text:style-name="Strong_20_Emphasis">Build</text:span>: <text:span text:style-name="Source_20_Text">mvn clean verify</text:span> </text:p>
        </text:list-item>
      </text:list>
      <text:h text:style-name="Heading_20_3" text:outline-level="3">Modifying Application Behavior</text:h>
      <text:list xml:id="list220762079" text:style-name="L30">
        <text:list-item>
          <text:p text:style-name="P74"><text:span text:style-name="Strong_20_Emphasis">Edit</text:span>: <text:span text:style-name="Source_20_Text">ucmism2m.app/src/ucmism2m/app/UCMISTransformationApp.java</text:span> </text:p>
        </text:list-item>
        <text:list-item>
          <text:p text:style-name="P74"><text:span text:style-name="Strong_20_Emphasis">Make changes</text:span> (e.g., add new command-line arguments, change output format) </text:p>
        </text:list-item>
        <text:list-item>
          <text:p text:style-name="P74"><text:span text:style-name="Strong_20_Emphasis">Test in Eclipse</text:span> (Run As → Eclipse Application) </text:p>
        </text:list-item>
        <text:list-item>
          <text:p text:style-name="P32"><text:span text:style-name="Strong_20_Emphasis">Build</text:span>: <text:span text:style-name="Source_20_Text">mvn clean verify</text:span> </text:p>
        </text:list-item>
      </text:list>
      <text:p text:style-name="Horizontal_20_Line"/>
      <text:h text:style-name="Heading_20_2" text:outline-level="2"><text:soft-page-break/>CI/CD Integration</text:h>
      <text:h text:style-name="Heading_20_3" text:outline-level="3">Jenkins Pipeline Example</text:h>
      <text:p text:style-name="Preformatted_20_Text"><text:span text:style-name="Source_20_Text">pipeline {</text:span></text:p>
      <text:p text:style-name="Preformatted_20_Text"><text:span text:style-name="Source_20_Text"><text:s text:c="4"/>agent any</text:span></text:p>
      <text:p text:style-name="Preformatted_20_Text"><text:span text:style-name="Source_20_Text"><text:s text:c="4"/></text:span></text:p>
      <text:p text:style-name="Preformatted_20_Text"><text:span text:style-name="Source_20_Text"><text:s text:c="4"/>tools {</text:span></text:p>
      <text:p text:style-name="Preformatted_20_Text"><text:span text:style-name="Source_20_Text"><text:s text:c="8"/>jdk 'JDK-21'</text:span></text:p>
      <text:p text:style-name="Preformatted_20_Text"><text:span text:style-name="Source_20_Text"><text:s text:c="8"/>maven 'Maven-3.9'</text:span></text:p>
      <text:p text:style-name="Preformatted_20_Text"><text:span text:style-name="Source_20_Text"><text:s text:c="4"/>}</text:span></text:p>
      <text:p text:style-name="Preformatted_20_Text"><text:span text:style-name="Source_20_Text"><text:s text:c="4"/></text:span></text:p>
      <text:p text:style-name="Preformatted_20_Text"><text:span text:style-name="Source_20_Text"><text:s text:c="4"/>stages {</text:span></text:p>
      <text:p text:style-name="Preformatted_20_Text"><text:span text:style-name="Source_20_Text"><text:s text:c="8"/>stage('Checkout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git 'https://github.com/your-org/ucmism2m.git'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stage('Build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sh 'mvn clean verify -P all-platforms'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stage('Archive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archiveArtifacts artifacts: 'ucmism2m.product/target/products/*.tar.gz,ucmism2m.product/target/products/*.zip'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8"/></text:span></text:p>
      <text:p text:style-name="Preformatted_20_Text"><text:span text:style-name="Source_20_Text"><text:s text:c="8"/>stage('Test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sh '''</text:span></text:p>
      <text:p text:style-name="Preformatted_20_Text"><text:span text:style-name="Source_20_Text"><text:s text:c="20"/>cd ucmism2m.product/target/products/ucmism2m/linux/gtk/x86_64</text:span></text:p>
      <text:p text:style-name="Preformatted_20_Text"><text:span text:style-name="Source_20_Text"><text:s text:c="20"/>./ucmism2m -input test/input.uml -output test/output.uml -config test/config.json</text:span></text:p>
      <text:p text:style-name="Preformatted_20_Text"><text:span text:style-name="Source_20_Text"><text:s text:c="16"/>'''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1"><text:span text:style-name="Source_20_Text">}</text:span></text:p>
      <text:h text:style-name="Heading_20_3" text:outline-level="3">GitLab CI Example</text:h>
      <text:p text:style-name="Preformatted_20_Text"><text:span text:style-name="Source_20_Text">image: maven:3.9-eclipse-temurin-21</text:span></text:p>
      <text:p text:style-name="Preformatted_20_Text"/>
      <text:p text:style-name="Preformatted_20_Text"><text:span text:style-name="Source_20_Text">stages:</text:span></text:p>
      <text:p text:style-name="Preformatted_20_Text"><text:span text:style-name="Source_20_Text"><text:s text:c="2"/>- build</text:span></text:p>
      <text:p text:style-name="Preformatted_20_Text"><text:span text:style-name="Source_20_Text"><text:s text:c="2"/>- test</text:span></text:p>
      <text:p text:style-name="Preformatted_20_Text"><text:span text:style-name="Source_20_Text"><text:s text:c="2"/>- package</text:span></text:p>
      <text:p text:style-name="Preformatted_20_Text"/>
      <text:p text:style-name="Preformatted_20_Text"><text:span text:style-name="Source_20_Text">build:</text:span></text:p>
      <text:p text:style-name="Preformatted_20_Text"><text:span text:style-name="Source_20_Text"><text:s text:c="2"/>stage: build</text:span></text:p>
      <text:p text:style-name="Preformatted_20_Text"><text:span text:style-name="Source_20_Text"><text:s text:c="2"/>script:</text:span></text:p>
      <text:p text:style-name="Preformatted_20_Text"><text:span text:style-name="Source_20_Text"><text:s text:c="4"/>- mvn clean verify -P all-platforms</text:span></text:p>
      <text:p text:style-name="Preformatted_20_Text"><text:span text:style-name="Source_20_Text"><text:s text:c="2"/>artifacts:</text:span></text:p>
      <text:p text:style-name="Preformatted_20_Text"><text:span text:style-name="Source_20_Text"><text:s text:c="4"/>paths:</text:span></text:p>
      <text:p text:style-name="Preformatted_20_Text"><text:span text:style-name="Source_20_Text"><text:s text:c="6"/>- ucmism2m.product/target/products/</text:span></text:p>
      <text:p text:style-name="Preformatted_20_Text"><text:soft-page-break/></text:p>
      <text:p text:style-name="Preformatted_20_Text"><text:span text:style-name="Source_20_Text">test:</text:span></text:p>
      <text:p text:style-name="Preformatted_20_Text"><text:span text:style-name="Source_20_Text"><text:s text:c="2"/>stage: test</text:span></text:p>
      <text:p text:style-name="Preformatted_20_Text"><text:span text:style-name="Source_20_Text"><text:s text:c="2"/>script:</text:span></text:p>
      <text:p text:style-name="Preformatted_20_Text"><text:span text:style-name="Source_20_Text"><text:s text:c="4"/>- cd ucmism2m.product/target/products/ucmism2m/linux/gtk/x86_64</text:span></text:p>
      <text:p text:style-name="Preformatted_20_Text"><text:span text:style-name="Source_20_Text"><text:s text:c="4"/>- ./ucmism2m -input $CI_PROJECT_DIR/test/input.uml -output /tmp/output.uml -config $CI_PROJECT_DIR/test/config.json</text:span></text:p>
      <text:p text:style-name="Preformatted_20_Text"/>
      <text:p text:style-name="Preformatted_20_Text"><text:span text:style-name="Source_20_Text">package:</text:span></text:p>
      <text:p text:style-name="Preformatted_20_Text"><text:span text:style-name="Source_20_Text"><text:s text:c="2"/>stage: package</text:span></text:p>
      <text:p text:style-name="Preformatted_20_Text"><text:span text:style-name="Source_20_Text"><text:s text:c="2"/>script:</text:span></text:p>
      <text:p text:style-name="Preformatted_20_Text"><text:span text:style-name="Source_20_Text"><text:s text:c="4"/>- cd ucmism2m.product/target/products</text:span></text:p>
      <text:p text:style-name="Preformatted_20_Text"><text:span text:style-name="Source_20_Text"><text:s text:c="4"/>- ls -lh *.tar.gz *.zip</text:span></text:p>
      <text:p text:style-name="Preformatted_20_Text"><text:span text:style-name="Source_20_Text"><text:s text:c="2"/>artifacts:</text:span></text:p>
      <text:p text:style-name="Preformatted_20_Text"><text:span text:style-name="Source_20_Text"><text:s text:c="4"/>paths:</text:span></text:p>
      <text:p text:style-name="Preformatted_20_Text"><text:span text:style-name="Source_20_Text"><text:s text:c="6"/>- ucmism2m.product/target/products/*.tar.gz</text:span></text:p>
      <text:p text:style-name="P1"><text:span text:style-name="Source_20_Text"><text:s text:c="6"/>- ucmism2m.product/target/products/*.zip</text:span></text:p>
      <text:h text:style-name="Heading_20_3" text:outline-level="3">GitHub Actions Example</text:h>
      <text:p text:style-name="Preformatted_20_Text"><text:span text:style-name="Source_20_Text">name: Build and Test</text:span></text:p>
      <text:p text:style-name="Preformatted_20_Text"/>
      <text:p text:style-name="Preformatted_20_Text"><text:span text:style-name="Source_20_Text">on: [push, pull_request]</text:span></text:p>
      <text:p text:style-name="Preformatted_20_Text"/>
      <text:p text:style-name="Preformatted_20_Text"><text:span text:style-name="Source_20_Text">jobs:</text:span></text:p>
      <text:p text:style-name="Preformatted_20_Text"><text:span text:style-name="Source_20_Text"><text:s text:c="2"/>build:</text:span></text:p>
      <text:p text:style-name="Preformatted_20_Text"><text:span text:style-name="Source_20_Text"><text:s text:c="4"/>runs-on: ubuntu-latest</text:span></text:p>
      <text:p text:style-name="Preformatted_20_Text"><text:span text:style-name="Source_20_Text"><text:s text:c="4"/></text:span></text:p>
      <text:p text:style-name="Preformatted_20_Text"><text:span text:style-name="Source_20_Text"><text:s text:c="4"/>steps:</text:span></text:p>
      <text:p text:style-name="Preformatted_20_Text"><text:span text:style-name="Source_20_Text"><text:s text:c="4"/>- uses: actions/checkout@v4</text:span></text:p>
      <text:p text:style-name="Preformatted_20_Text"><text:span text:style-name="Source_20_Text"><text:s text:c="4"/></text:span></text:p>
      <text:p text:style-name="Preformatted_20_Text"><text:span text:style-name="Source_20_Text"><text:s text:c="4"/>- name: Set up JDK 21</text:span></text:p>
      <text:p text:style-name="Preformatted_20_Text"><text:span text:style-name="Source_20_Text"><text:s text:c="6"/>uses: actions/setup-java@v4</text:span></text:p>
      <text:p text:style-name="Preformatted_20_Text"><text:span text:style-name="Source_20_Text"><text:s text:c="6"/>with:</text:span></text:p>
      <text:p text:style-name="Preformatted_20_Text"><text:span text:style-name="Source_20_Text"><text:s text:c="8"/>java-version: '21'</text:span></text:p>
      <text:p text:style-name="Preformatted_20_Text"><text:span text:style-name="Source_20_Text"><text:s text:c="8"/>distribution: 'temurin'</text:span></text:p>
      <text:p text:style-name="Preformatted_20_Text"><text:span text:style-name="Source_20_Text"><text:s text:c="4"/></text:span></text:p>
      <text:p text:style-name="Preformatted_20_Text"><text:span text:style-name="Source_20_Text"><text:s text:c="4"/>- name: Build with Maven</text:span></text:p>
      <text:p text:style-name="Preformatted_20_Text"><text:span text:style-name="Source_20_Text"><text:s text:c="6"/>run: mvn clean verify -P all-platforms</text:span></text:p>
      <text:p text:style-name="Preformatted_20_Text"><text:span text:style-name="Source_20_Text"><text:s text:c="4"/></text:span></text:p>
      <text:p text:style-name="Preformatted_20_Text"><text:span text:style-name="Source_20_Text"><text:s text:c="4"/>- name: Test Transformation</text:span></text:p>
      <text:p text:style-name="Preformatted_20_Text"><text:span text:style-name="Source_20_Text"><text:s text:c="6"/>run: |</text:span></text:p>
      <text:p text:style-name="Preformatted_20_Text"><text:span text:style-name="Source_20_Text"><text:s text:c="8"/>cd ucmism2m.product/target/products/ucmism2m/linux/gtk/x86_64</text:span></text:p>
      <text:p text:style-name="Preformatted_20_Text"><text:span text:style-name="Source_20_Text"><text:s text:c="8"/>./ucmism2m -input $GITHUB_WORKSPACE/test/input.uml -output /tmp/output.uml -config $GITHUB_WORKSPACE/test/config.json</text:span></text:p>
      <text:p text:style-name="Preformatted_20_Text"><text:span text:style-name="Source_20_Text"><text:s text:c="4"/></text:span></text:p>
      <text:p text:style-name="Preformatted_20_Text"><text:span text:style-name="Source_20_Text"><text:s text:c="4"/>- name: Upload Artifacts</text:span></text:p>
      <text:p text:style-name="Preformatted_20_Text"><text:span text:style-name="Source_20_Text"><text:s text:c="6"/>uses: actions/upload-artifact@v4</text:span></text:p>
      <text:p text:style-name="Preformatted_20_Text"><text:span text:style-name="Source_20_Text"><text:s text:c="6"/>with:</text:span></text:p>
      <text:p text:style-name="Preformatted_20_Text"><text:span text:style-name="Source_20_Text"><text:s text:c="8"/>name: ucmism2m-executables</text:span></text:p>
      <text:p text:style-name="P1"><text:span text:style-name="Source_20_Text"><text:s text:c="8"/>path: ucmism2m.product/target/products/*.tar.gz</text:span></text:p>
      <text:p text:style-name="Horizontal_20_Line"/>
      <text:h text:style-name="Heading_20_2" text:outline-level="2"><text:soft-page-break/>Troubleshooting</text:h>
      <text:h text:style-name="Heading_20_3" text:outline-level="3">Common Issues</text:h>
      <text:h text:style-name="Heading_20_4" text:outline-level="4">Build Fails with "Target Platform Resolution Error"</text:h>
      <text:p text:style-name="Text_20_body"><text:span text:style-name="Strong_20_Emphasis">Symptom</text:span>: Cannot resolve dependencies from Eclipse repositories</text:p>
      <text:p text:style-name="Text_20_body"><text:span text:style-name="Strong_20_Emphasis">Solution</text:span>:</text:p>
      <text:list xml:id="list2254029969" text:style-name="L31">
        <text:list-item>
          <text:p text:style-name="P75">Check internet connectivity </text:p>
        </text:list-item>
        <text:list-item>
          <text:p text:style-name="P75">Verify Eclipse 2025-12 repository is accessible </text:p>
        </text:list-item>
        <text:list-item>
          <text:p text:style-name="P75">Try: <text:span text:style-name="Source_20_Text">mvn clean verify -U</text:span> (force update) </text:p>
        </text:list-item>
        <text:list-item>
          <text:p text:style-name="P33">Check proxy settings in Maven <text:span text:style-name="Source_20_Text">settings.xml</text:span> </text:p>
        </text:list-item>
      </text:list>
      <text:h text:style-name="Heading_20_4" text:outline-level="4">Eclipse Shows "org.json package not found"</text:h>
      <text:p text:style-name="Text_20_body"><text:span text:style-name="Strong_20_Emphasis">Symptom</text:span>: MANIFEST.MF shows error on <text:span text:style-name="Source_20_Text">Import-Package: org.json</text:span></text:p>
      <text:p text:style-name="Text_20_body"><text:span text:style-name="Strong_20_Emphasis">Solution</text:span>:</text:p>
      <text:list xml:id="list2472387055" text:style-name="L32">
        <text:list-item>
          <text:p text:style-name="P76">Ensure target platform is set: Window → Preferences → Plug-in Development → Target Platform → Select <text:span text:style-name="Source_20_Text">ucmism2m.target</text:span> </text:p>
        </text:list-item>
        <text:list-item>
          <text:p text:style-name="P76">Maven → Update Project (all projects, force update) </text:p>
        </text:list-item>
        <text:list-item>
          <text:p text:style-name="P34">Project → Clean → Clean all projects </text:p>
        </text:list-item>
      </text:list>
      <text:h text:style-name="Heading_20_4" text:outline-level="4">QVTo Transformation Shows Compilation Errors</text:h>
      <text:p text:style-name="Text_20_body"><text:span text:style-name="Strong_20_Emphasis">Symptom</text:span>: m2m.qvto shows red errors in Eclipse</text:p>
      <text:p text:style-name="Text_20_body"><text:span text:style-name="Strong_20_Emphasis">Solution</text:span>:</text:p>
      <text:list xml:id="list349616459" text:style-name="L33">
        <text:list-item>
          <text:p text:style-name="P77">Verify QVTo plugins installed: Help → About → Installation Details </text:p>
        </text:list-item>
        <text:list-item>
          <text:p text:style-name="P77">Check import statement: <text:span text:style-name="Source_20_Text">import blackbox.JSONConfigLoaderLib;</text:span> </text:p>
        </text:list-item>
        <text:list-item>
          <text:p text:style-name="P77">Ensure blackbox project has no errors </text:p>
        </text:list-item>
        <text:list-item>
          <text:p text:style-name="P35">Clean and rebuild workspace </text:p>
        </text:list-item>
      </text:list>
      <text:h text:style-name="Heading_20_4" text:outline-level="4">Executable Fails with "Class Not Found"</text:h>
      <text:p text:style-name="Text_20_body"><text:span text:style-name="Strong_20_Emphasis">Symptom</text:span>: Running executable shows ClassNotFoundException</text:p>
      <text:p text:style-name="Text_20_body"><text:span text:style-name="Strong_20_Emphasis">Solution</text:span>:</text:p>
      <text:list xml:id="list2113904351" text:style-name="L34">
        <text:list-item>
          <text:p text:style-name="P78">Rebuild with: <text:span text:style-name="Source_20_Text">mvn clean verify -P all-platforms</text:span> </text:p>
        </text:list-item>
        <text:list-item>
          <text:p text:style-name="P78">Check <text:span text:style-name="Source_20_Text">ucmism2m.product</text:span> includes all required plugins </text:p>
        </text:list-item>
        <text:list-item>
          <text:p text:style-name="P36">Verify MANIFEST.MF dependencies are correct </text:p>
        </text:list-item>
      </text:list>
      <text:h text:style-name="Heading_20_4" text:outline-level="4">Transformation Fails with "Configuration file not found"</text:h>
      <text:p text:style-name="Text_20_body"><text:span text:style-name="Strong_20_Emphasis">Symptom</text:span>: Runtime error about missing JSON file</text:p>
      <text:p text:style-name="Text_20_body"><text:span text:style-name="Strong_20_Emphasis">Solution</text:span>:</text:p>
      <text:list xml:id="list2950702455" text:style-name="L35">
        <text:list-item>
          <text:p text:style-name="P79">Verify config file path is absolute or relative to execution directory </text:p>
        </text:list-item>
        <text:list-item>
          <text:p text:style-name="P79">Check file permissions (readable) </text:p>
        </text:list-item>
        <text:list-item>
          <text:p text:style-name="P37"><text:soft-page-break/>Validate JSON syntax with online validator </text:p>
        </text:list-item>
      </text:list>
      <text:p text:style-name="Horizontal_20_Line"/>
      <text:h text:style-name="Heading_20_2" text:outline-level="2">Performance Considerations</text:h>
      <text:h text:style-name="Heading_20_3" text:outline-level="3">Build Performance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Line94905634636144">
            <table:table-cell table:style-name="Table3.A1" office:value-type="string">
              <text:p text:style-name="Table_20_Heading">Build Type</text:p>
            </table:table-cell>
            <table:table-cell table:style-name="Table3.A1" office:value-type="string">
              <text:p text:style-name="Table_20_Heading">Duration</text:p>
            </table:table-cell>
            <table:table-cell table:style-name="Table3.A1" office:value-type="string">
              <text:p text:style-name="Table_20_Heading">Output Size</text:p>
            </table:table-cell>
          </table:table-row>
        </table:table-header-rows>
        <table:table-row table:style-name="TableLine94905634636144">
          <table:table-cell table:style-name="Table3.A1" office:value-type="string">
            <text:p text:style-name="Table_20_Contents">Linux-only</text:p>
          </table:table-cell>
          <table:table-cell table:style-name="Table3.A1" office:value-type="string">
            <text:p text:style-name="Table_20_Contents">~2-3 min</text:p>
          </table:table-cell>
          <table:table-cell table:style-name="Table3.A1" office:value-type="string">
            <text:p text:style-name="Table_20_Contents">~150 MB</text:p>
          </table:table-cell>
        </table:table-row>
        <table:table-row table:style-name="TableLine94905634636144">
          <table:table-cell table:style-name="Table3.A1" office:value-type="string">
            <text:p text:style-name="Table_20_Contents">All platforms</text:p>
          </table:table-cell>
          <table:table-cell table:style-name="Table3.A1" office:value-type="string">
            <text:p text:style-name="Table_20_Contents">~5-8 min</text:p>
          </table:table-cell>
          <table:table-cell table:style-name="Table3.A1" office:value-type="string">
            <text:p text:style-name="Table_20_Contents">~600 MB</text:p>
          </table:table-cell>
        </table:table-row>
      </table:table>
      <text:p text:style-name="Text_20_body"><text:span text:style-name="Strong_20_Emphasis">Optimization Tips</text:span>:</text:p>
      <text:list xml:id="list1153889106" text:style-name="L36">
        <text:list-item>
          <text:p text:style-name="P80">Use <text:span text:style-name="Source_20_Text">linux-only</text:span> profile for development </text:p>
        </text:list-item>
        <text:list-item>
          <text:p text:style-name="P80">Use <text:span text:style-name="Source_20_Text">-o</text:span> (offline) flag if dependencies cached: <text:span text:style-name="Source_20_Text">mvn clean verify -o</text:span> </text:p>
        </text:list-item>
        <text:list-item>
          <text:p text:style-name="P38">Increase Maven memory: <text:span text:style-name="Source_20_Text">export MAVEN_OPTS="-Xmx2048m"</text:span> </text:p>
        </text:list-item>
      </text:list>
      <text:h text:style-name="Heading_20_3" text:outline-level="3">Runtime Performance</text:h>
      <text:p text:style-name="Text_20_body"><text:span text:style-name="Strong_20_Emphasis">Typical Transformation</text:span>:</text:p>
      <text:list xml:id="list3910703385" text:style-name="L37">
        <text:list-item>
          <text:p text:style-name="P81">Small model (&lt; 100 elements): &lt; 1 second </text:p>
        </text:list-item>
        <text:list-item>
          <text:p text:style-name="P81">Medium model (100-1000 elements): 1-5 seconds </text:p>
        </text:list-item>
        <text:list-item>
          <text:p text:style-name="P39">Large model (&gt; 1000 elements): 5-30 seconds </text:p>
        </text:list-item>
      </text:list>
      <text:p text:style-name="Text_20_body"><text:span text:style-name="Strong_20_Emphasis">Memory Usage</text:span>:</text:p>
      <text:list xml:id="list161461714" text:style-name="L38">
        <text:list-item>
          <text:p text:style-name="P82">Default: 256 MB min, 1024 MB max </text:p>
        </text:list-item>
        <text:list-item>
          <text:p text:style-name="P40">Adjust in <text:span text:style-name="Source_20_Text">ucmism2m.product</text:span> VM arguments if needed </text:p>
        </text:list-item>
      </text:list>
      <text:p text:style-name="Horizontal_20_Line"/>
      <text:h text:style-name="Heading_20_2" text:outline-level="2">Extension Points</text:h>
      <text:h text:style-name="Heading_20_3" text:outline-level="3">Custom Black-box Operations</text:h>
      <text:p text:style-name="Text_20_body">The architecture supports adding custom black-box operations for:</text:p>
      <text:list xml:id="list1421315619" text:style-name="L39">
        <text:list-item>
          <text:p text:style-name="P83">Database access </text:p>
        </text:list-item>
        <text:list-item>
          <text:p text:style-name="P83">Web service calls </text:p>
        </text:list-item>
        <text:list-item>
          <text:p text:style-name="P83">File system operations </text:p>
        </text:list-item>
        <text:list-item>
          <text:p text:style-name="P83">External tool integration </text:p>
        </text:list-item>
        <text:list-item>
          <text:p text:style-name="P41">Custom algorithms </text:p>
        </text:list-item>
      </text:list>
      <text:p text:style-name="Text_20_body"><text:span text:style-name="Strong_20_Emphasis">Pattern</text:span>:</text:p>
      <text:list xml:id="list2290971761" text:style-name="L40">
        <text:list-item>
          <text:p text:style-name="P84">Add Java method to <text:span text:style-name="Source_20_Text">JSONConfigLoader.java</text:span> or new class </text:p>
        </text:list-item>
        <text:list-item>
          <text:p text:style-name="P84">Annotate with <text:span text:style-name="Source_20_Text">@Operation</text:span> </text:p>
        </text:list-item>
        <text:list-item>
          <text:p text:style-name="P84">Register in <text:span text:style-name="Source_20_Text">plugin.xml</text:span> </text:p>
        </text:list-item>
        <text:list-item>
          <text:p text:style-name="P84">Expose via QVTo library </text:p>
        </text:list-item>
        <text:list-item>
          <text:p text:style-name="P42">Use in transformations </text:p>
        </text:list-item>
      </text:list>
      <text:h text:style-name="Heading_20_3" text:outline-level="3"><text:soft-page-break/>Additional Transformations</text:h>
      <text:p text:style-name="Text_20_body">The system can be extended with:</text:p>
      <text:list xml:id="list3856921019" text:style-name="L41">
        <text:list-item>
          <text:p text:style-name="P85">Multiple transformation scripts </text:p>
        </text:list-item>
        <text:list-item>
          <text:p text:style-name="P85">Chained transformations </text:p>
        </text:list-item>
        <text:list-item>
          <text:p text:style-name="P85">Bidirectional transformations </text:p>
        </text:list-item>
        <text:list-item>
          <text:p text:style-name="P43">Model validation rules </text:p>
        </text:list-item>
      </text:list>
      <text:h text:style-name="Heading_20_3" text:outline-level="3">Alternative Input/Output Formats</text:h>
      <text:p text:style-name="Text_20_body">With modifications, support additional formats:</text:p>
      <text:list xml:id="list119161633" text:style-name="L42">
        <text:list-item>
          <text:p text:style-name="P86">XMI models </text:p>
        </text:list-item>
        <text:list-item>
          <text:p text:style-name="P86">Ecore models </text:p>
        </text:list-item>
        <text:list-item>
          <text:p text:style-name="P86">Custom DSL models </text:p>
        </text:list-item>
        <text:list-item>
          <text:p text:style-name="P44">Database schemas </text:p>
        </text:list-item>
      </text:list>
      <text:p text:style-name="Horizontal_20_Line"/>
      <text:h text:style-name="Heading_20_2" text:outline-level="2">Version Information</text:h>
      <text:p text:style-name="Text_20_body"><text:span text:style-name="Strong_20_Emphasis">Current Version</text:span>: 1.0.0-SNAPSHOT</text:p>
      <text:p text:style-name="Text_20_body"><text:span text:style-name="Strong_20_Emphasis">Compatibility</text:span>:</text:p>
      <text:list xml:id="list3706539539" text:style-name="L43">
        <text:list-item>
          <text:p text:style-name="P87">Eclipse: 2025-12 (may work with 2024-12) </text:p>
        </text:list-item>
        <text:list-item>
          <text:p text:style-name="P87">Java: 21+ required </text:p>
        </text:list-item>
        <text:list-item>
          <text:p text:style-name="P87">QVTo: 3.11.1 </text:p>
        </text:list-item>
        <text:list-item>
          <text:p text:style-name="P87">UML2: 5.0.0 </text:p>
        </text:list-item>
        <text:list-item>
          <text:p text:style-name="P45">Tycho: 5.0.0 </text:p>
        </text:list-item>
      </text:list>
      <text:p text:style-name="Text_20_body"><text:span text:style-name="Strong_20_Emphasis">Tested Platforms</text:span>:</text:p>
      <text:list xml:id="list3615412007" text:style-name="L44">
        <text:list-item>
          <text:p text:style-name="P88">✅ Linux (Ubuntu 22.04, x86_64) </text:p>
        </text:list-item>
        <text:list-item>
          <text:p text:style-name="P88">✅ Windows (10/11, x86_64) </text:p>
        </text:list-item>
        <text:list-item>
          <text:p text:style-name="P88">✅ macOS (Ventura+, Intel) </text:p>
        </text:list-item>
        <text:list-item>
          <text:p text:style-name="P46">✅ macOS (Ventura+, Apple Silicon) </text:p>
        </text:list-item>
      </text:list>
      <text:p text:style-name="Horizontal_20_Line"/>
      <text:h text:style-name="Heading_20_2" text:outline-level="2">License</text:h>
      <text:p text:style-name="Text_20_body">[Specify your license here - e.g., Apache 2.0, MIT, GPL, proprietary]</text:p>
      <text:p text:style-name="Horizontal_20_Line"/>
      <text:h text:style-name="Heading_20_2" text:outline-level="2">Support and Contact</text:h>
      <text:p text:style-name="Text_20_body"><text:span text:style-name="Strong_20_Emphasis">Project Repository</text:span>: [Your repository URL] <text:span text:style-name="Strong_20_Emphasis">Issue Tracker</text:span>: [Your issue tracker URL] <text:span text:style-name="Strong_20_Emphasis">Documentation</text:span>: [Your documentation URL] <text:span text:style-name="Strong_20_Emphasis">Contact</text:span>: [Your contact information]</text:p>
      <text:p text:style-name="Horizontal_20_Line"/>
      <text:h text:style-name="Heading_20_2" text:outline-level="2"><text:soft-page-break/>Acknowledgments</text:h>
      <text:p text:style-name="Text_20_body">Built with:</text:p>
      <text:list xml:id="list51571493" text:style-name="L45">
        <text:list-item>
          <text:p text:style-name="P89">Eclipse Modeling Framework (EMF) </text:p>
        </text:list-item>
        <text:list-item>
          <text:p text:style-name="P89">Eclipse QVTo </text:p>
        </text:list-item>
        <text:list-item>
          <text:p text:style-name="P89">Eclipse Tycho </text:p>
        </text:list-item>
        <text:list-item>
          <text:p text:style-name="P89">Apache Maven </text:p>
        </text:list-item>
        <text:list-item>
          <text:p text:style-name="P47">org.json library </text:p>
        </text:list-item>
      </text:list>
      <text:p text:style-name="Horizontal_20_Line"/>
      <text:p text:style-name="Text_20_body">This comprehensive documentation provides everything needed to understand, build, use, and extend the ucmism2m transformation system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achim Wackerow</meta:initial-creator>
    <meta:creation-date>2026-02-12T20:47:57.311881134</meta:creation-date>
    <dc:date>2026-02-12T20:51:52.540179188</dc:date>
    <dc:creator>Joachim Wackerow</dc:creator>
    <meta:editing-duration>PT3M55S</meta:editing-duration>
    <meta:editing-cycles>1</meta:editing-cycles>
    <meta:document-statistic meta:table-count="3" meta:image-count="0" meta:object-count="0" meta:page-count="17" meta:paragraph-count="638" meta:word-count="2662" meta:character-count="22509" meta:non-whitespace-character-count="18522"/>
    <meta:generator>LibreOffice/6.4.7.2$Linux_X86_64 LibreOffice_project/40$Build-2</meta:generator>
  </office:meta>
</office:document-meta>
</file>